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1.1.0 -->
  <office:font-face-decls>
    <style:font-face style:name="Times New Roman" svg:font-family="Times New Roman" style:font-pitch="variable" style:font-family-generic="roman"/>
    <style:font-face style:name="Helvetica" svg:font-family="Helvetica"/>
  </office:font-face-decls>
  <office:automatic-styles>
    <style:style style:name="P1" style:family="paragraph" style:parent-style-name="Normal" style:master-page-name="Standard"/>
    <style:style style:name="T1_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4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4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4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4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4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4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4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4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4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4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5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5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5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5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5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5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5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5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5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5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6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6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6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6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6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6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6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6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6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6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7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7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7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7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7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7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7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7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7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7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8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8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8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8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8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8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8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8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8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8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9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9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9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9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9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9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9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9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9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9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0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0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0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0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0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0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0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0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0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0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1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1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1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1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1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1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1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1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1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1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2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2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2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2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2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2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2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2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2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2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3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3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3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3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3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3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3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3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3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3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4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4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4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4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4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4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4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4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4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4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5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5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5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5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5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5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5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5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5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5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6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6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6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6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6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6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6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6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6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6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7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7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7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7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7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7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7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7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7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7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8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8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8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8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8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8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8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8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8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8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9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9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9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9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9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9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9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9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9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9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0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0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0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0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0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0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0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0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0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0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1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1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1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1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1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1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1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1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1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1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2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2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2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2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2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2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2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2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2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2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3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3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3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3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3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3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3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3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3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3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4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4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4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4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4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4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4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4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4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4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5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5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5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5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5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5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5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5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5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5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6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6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6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6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6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6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6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6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6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6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7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7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7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7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7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7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7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7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7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7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8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8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8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8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8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8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8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8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8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8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9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9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9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9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9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9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9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9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9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9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0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0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0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0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0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0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0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0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0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0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1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1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1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1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1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1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1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1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1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1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2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2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2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2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2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2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2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2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2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2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3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3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3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3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3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3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3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3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3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3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4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4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4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4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4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4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4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4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4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4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5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5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5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5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5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5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5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5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5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5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6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6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6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6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6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6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6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6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6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6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7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7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7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7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7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7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7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7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7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7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8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8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8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8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8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8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8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8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8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8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9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9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9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9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9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9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9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9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9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9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0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0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0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0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0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0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0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0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0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0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1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1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1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1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1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1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1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1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1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1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2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2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2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2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2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2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2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2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2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2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3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3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3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3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3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3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3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3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3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3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4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4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4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4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4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4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4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4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4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4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5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5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5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5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5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5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5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5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5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5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6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6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6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6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6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6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6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6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6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6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7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7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7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7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7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7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7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7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7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7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8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8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8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8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8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8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8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8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8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8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9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9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9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9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9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9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9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9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9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9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0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0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0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0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0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0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0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0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0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0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1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1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1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1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1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1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1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1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1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1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2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2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2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2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2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2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2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2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2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2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3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3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3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3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3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3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3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3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3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3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4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4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4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4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4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4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4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4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4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4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5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5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5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5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5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5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5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5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5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5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6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6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6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6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6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6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6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67" style:family="text">
      <style:text-properties style:font-name="Times New Roman" style:font-name-asian="Times New Roman" style:font-name-complex="Times New Roman" fo:language="none" fo:language-asian="none" fo:language-complex="none"/>
    </style:style>
  </office:automatic-styles>
  <office:body>
    <office:text>
      <text:p text:style-name="P1"><text:span text:style-name="T1_1">&lt;!doctype<text:s/>html&gt;<text:s/></text:span><text:span text:style-name="T1_2"><text:line-break/></text:span><text:span text:style-name="T1_3">&lt;html<text:s/>lang="es"<text:s/>data-bs-theme="light"&gt;<text:s/></text:span><text:span text:style-name="T1_4"><text:line-break/></text:span><text:span text:style-name="T1_5">&lt;head&gt;<text:s/></text:span><text:span text:style-name="T1_6"><text:line-break/></text:span><text:span text:style-name="T1_7"> &lt;meta<text:s/>charset="utf-8"&gt;<text:s/></text:span><text:span text:style-name="T1_8"><text:line-break/></text:span><text:span text:style-name="T1_9"> &lt;meta<text:s/>name="viewport"<text:s/>content="width=device-width,<text:s/>initial-scale=1"&gt;<text:s/></text:span><text:span text:style-name="T1_10"><text:line-break/></text:span><text:span text:style-name="T1_11"> &lt;title&gt;Fragancia<text:s/>CR<text:s/>—<text:s/>Catálogo<text:s/>de<text:s/>Perfumes&lt;/title&gt;<text:s/></text:span><text:span text:style-name="T1_12"><text:line-break/></text:span><text:span text:style-name="T1_13"> &lt;meta<text:s/>name="description"<text:s/>content="Descubre<text:s/>perfumes<text:s/>de<text:s/>diseñador<text:s/>y<text:s/>árabes.<text:s/>Filtros<text:s/>por<text:s/>familia<text:s/>olfativa,<text:s/>género<text:s/>y<text:s/>precio.<text:s/>Reseñas,<text:s/>notas<text:s/>y<text:s/>recomendaciones."&gt;<text:s/></text:span><text:span text:style-name="T1_14"><text:line-break/></text:span><text:span text:style-name="T1_15"> &lt;meta<text:s/>name="keywords"<text:s/>content="perfumes,<text:s/>fragancias,<text:s/>catálogo,<text:s/>árabes,<text:s/>diseñador,<text:s/>Costa<text:s/>Rica,<text:s/>colonia,<text:s/>Eau<text:s/>de<text:s/>Parfum,<text:s/>Eau<text:s/>de<text:s/>Toilette"&gt;<text:s/></text:span><text:span text:style-name="T1_16"><text:line-break/></text:span><text:span text:style-name="T1_17"> &lt;meta<text:s/>name="author"<text:s/>content="Fragancia<text:s/>CR"&gt;<text:s/></text:span><text:span text:style-name="T1_18"><text:line-break/></text:span><text:span text:style-name="T1_19"> &lt;meta<text:s/>name="robots"<text:s/>content="index,follow"&gt;<text:s/></text:span><text:span text:style-name="T1_20"><text:line-break/></text:span><text:span text:style-name="T1_21"> &lt;!--<text:s/>Open<text:s/>Graph<text:s/>--&gt;<text:s/></text:span><text:span text:style-name="T1_22"><text:line-break/></text:span><text:span text:style-name="T1_23"> &lt;meta<text:s/>property="og:title"<text:s/>content="Fragancia<text:s/>CR<text:s/>—<text:s/>Catálogo<text:s/>de<text:s/>Perfumes"&gt;<text:s/></text:span><text:span text:style-name="T1_24"><text:line-break/></text:span><text:span text:style-name="T1_25"> &lt;meta<text:s/>property="og:description"<text:s/>content="Explora<text:s/>y<text:s/>filtra<text:s/>perfumes<text:s/>por<text:s/>notas,<text:s/>familia<text:s/>olfativa<text:s/>y<text:s/>precio."&gt;<text:s/></text:span><text:span text:style-name="T1_26"><text:line-break/></text:span><text:span text:style-name="T1_27"> &lt;meta<text:s/>property="og:type"<text:s/>content="website"&gt;<text:s/></text:span><text:span text:style-name="T1_28"><text:line-break/></text:span><text:span text:style-name="T1_29"> &lt;meta<text:s/>property="og:url"<text:s/>content="https://example.com/"&gt;<text:s/></text:span><text:span text:style-name="T1_30"><text:line-break/></text:span><text:span text:style-name="T1_31"> &lt;meta<text:s/>property="og:image"<text:s/>content="https://images.unsplash.com/photo-1541643600914-78b084683601?q=80&amp;w=1200&amp;auto=format&amp;fit=crop"&gt;<text:s/></text:span><text:span text:style-name="T1_32"><text:line-break/></text:span><text:span text:style-name="T1_33"> &lt;meta<text:s/>property="og:locale"<text:s/>content="es_CR"&gt;<text:s/></text:span><text:span text:style-name="T1_34"><text:line-break/></text:span><text:span text:style-name="T1_35"> &lt;!--<text:s/>Twitter<text:s/>--&gt;<text:s/></text:span><text:span text:style-name="T1_36"><text:line-break/></text:span><text:span text:style-name="T1_37"> &lt;meta<text:s/>name="twitter:card"<text:s/>content="summary_large_image"&gt;<text:s/></text:span><text:span text:style-name="T1_38"><text:line-break/></text:span><text:span text:style-name="T1_39"> &lt;meta<text:s/>name="twitter:title"<text:s/>content="Fragancia<text:s/>CR<text:s/>—<text:s/>Catálogo<text:s/>de<text:s/>Perfumes"&gt;<text:s/></text:span><text:span text:style-name="T1_40"><text:line-break/></text:span><text:span text:style-name="T1_41"> &lt;meta<text:s/>name="twitter:description"<text:s/>content="Explora<text:s/>y<text:s/>filtra<text:s/>perfumes<text:s/>por<text:s/>notas,<text:s/>familia<text:s/>olfativa<text:s/>y<text:s/>precio."&gt;<text:s/></text:span><text:span text:style-name="T1_42"><text:line-break/></text:span><text:span text:style-name="T1_43"> &lt;meta<text:s/>name="twitter:image"<text:s/>content="https://images.unsplash.com/photo-1541643600914-78b084683601?q=80&amp;w=1200&amp;auto=format&amp;fit=crop"&gt;<text:s/></text:span><text:span text:style-name="T1_44"><text:line-break/></text:span><text:span text:style-name="T1_45"><text:line-break/></text:span><text:span text:style-name="T1_46"> &lt;!--<text:s/>Bootstrap<text:s/>5.3<text:s/>&amp;<text:s/>Icons<text:s/>--&gt;<text:s/></text:span><text:span text:style-name="T1_47"><text:line-break/></text:span><text:span text:style-name="T1_48"> &lt;link<text:s/>href="https://cdn.jsdelivr.net/npm/bootstrap@5.3.3/dist/css/bootstrap.min.css"<text:s/>rel="stylesheet"&gt;<text:s/></text:span><text:span text:style-name="T1_49"><text:line-break/></text:span><text:span text:style-name="T1_50"> &lt;link<text:s/>href="https://cdn.jsdelivr.net/npm/bootstrap-icons@1.11.3/font/bootstrap-icons.css"<text:s/>rel="stylesheet"&gt;<text:s/></text:span><text:span text:style-name="T1_51"><text:line-break/></text:span><text:span text:style-name="T1_52"><text:line-break/></text:span><text:span text:style-name="T1_53"> &lt;style&gt;<text:s/></text:span><text:span text:style-name="T1_54"><text:line-break/></text:span><text:span text:style-name="T1_55"> <text:s/> /*<text:s/>Accesibilidad:<text:s/>enlace<text:s/>para<text:s/>saltar<text:s/>a<text:s/>contenido<text:s/>*/<text:s/></text:span><text:span text:style-name="T1_56"><text:line-break/></text:span><text:span text:style-name="T1_57"> <text:s/> .skip-link{position:absolute;left:-9999px;top:auto;width:1px;height:1px;overflow:hidden}<text:s/></text:span><text:span text:style-name="T1_58"><text:line-break/></text:span><text:span text:style-name="T1_59"> <text:s/> .skip-link:focus{position:absolute;left:1rem;top:1rem;width:auto;height:auto;z-index:9999;background:#0d6efd;color:#fff;padding:.5rem<text:s/>.75rem;border-radius:.5rem}<text:s/></text:span><text:span text:style-name="T1_60"><text:line-break/></text:span><text:span text:style-name="T1_61"> <text:s/> <text:s/></text:span><text:span text:style-name="T1_62"><text:line-break/></text:span><text:span text:style-name="T1_63"> <text:s/> /*<text:s/>Hero<text:s/>*/<text:s/></text:span><text:span text:style-name="T1_64"><text:line-break/></text:span><text:span text:style-name="T1_65"> <text:s/> .hero{<text:s/></text:span><text:span text:style-name="T1_66"><text:line-break/></text:span><text:span text:style-name="T1_67"> <text:s/> <text:s/> background:<text:s/>linear-gradient(180deg,<text:s/>rgba(0,0,0,.45),<text:s/>rgba(0,0,0,.25)),<text:s/></text:span><text:span text:style-name="T1_68"><text:line-break/></text:span><text:span text:style-name="T1_69"> <text:s/> <text:s/> <text:s/> url('https://images.unsplash.com/photo-1545239351-1141bd82e8a6?q=80&amp;w=1600&amp;auto=format&amp;fit=crop')<text:s/>center/cover<text:s/>no-repeat;<text:s/></text:span><text:span text:style-name="T1_70"><text:line-break/></text:span><text:span text:style-name="T1_71"> <text:s/> <text:s/> color:#fff;<text:s/></text:span><text:span text:style-name="T1_72"><text:line-break/></text:span><text:span text:style-name="T1_73"> <text:s/> <text:s/> min-height:52vh;<text:s/></text:span><text:span text:style-name="T1_74"><text:line-break/></text:span><text:span text:style-name="T1_75"> <text:s/> <text:s/> display:flex;align-items:center<text:s/></text:span><text:span text:style-name="T1_76"><text:line-break/></text:span><text:span text:style-name="T1_77"> <text:s/> }<text:s/></text:span><text:span text:style-name="T1_78"><text:line-break/></text:span><text:span text:style-name="T1_79"> <text:s/> .badge-outline{border:1px<text:s/>solid<text:s/>currentColor;<text:s/>background:transparent}<text:s/></text:span><text:span text:style-name="T1_80"><text:line-break/></text:span><text:span text:style-name="T1_81"><text:line-break/></text:span><text:span text:style-name="T1_82"> <text:s/> /*<text:s/>Card<text:s/>images<text:s/>*/<text:s/></text:span><text:span text:style-name="T1_83"><text:line-break/></text:span><text:span text:style-name="T1_84"> <text:s/> .product-img{height:220px;<text:s/>object-fit:cover}<text:s/></text:span><text:span text:style-name="T1_85"><text:line-break/></text:span><text:span text:style-name="T1_86"><text:line-break/></text:span><text:span text:style-name="T1_87"> <text:s/> /*<text:s/>Smooth<text:s/>focus<text:s/>*/<text:s/></text:span><text:span text:style-name="T1_88"><text:line-break/></text:span><text:span text:style-name="T1_89"> <text:s/> :focus-visible{outline:3px<text:s/>solid<text:s/>#0d6efd;<text:s/>outline-offset:2px}<text:s/></text:span><text:span text:style-name="T1_90"><text:line-break/></text:span><text:span text:style-name="T1_91"> &lt;/style&gt;<text:s/></text:span><text:span text:style-name="T1_92"><text:line-break/></text:span><text:span text:style-name="T1_93"><text:line-break/></text:span><text:span text:style-name="T1_94"> &lt;script<text:s/>type="application/ld+json"&gt;<text:s/></text:span><text:span text:style-name="T1_95"><text:line-break/></text:span><text:span text:style-name="T1_96"> {<text:s/></text:span><text:span text:style-name="T1_97"><text:line-break/></text:span><text:span text:style-name="T1_98"> <text:s/> "@context":<text:s/>"https://schema.org",<text:s/></text:span><text:span text:style-name="T1_99"><text:line-break/></text:span><text:span text:style-name="T1_100"> <text:s/> "@type":<text:s/>"Organization",<text:s/></text:span><text:span text:style-name="T1_101"><text:line-break/></text:span><text:span text:style-name="T1_102"> <text:s/> "name":<text:s/>"Fragancia<text:s/>CR",<text:s/></text:span><text:span text:style-name="T1_103"><text:line-break/></text:span><text:span text:style-name="T1_104"> <text:s/> "url":<text:s/>"https://example.com/",<text:s/></text:span><text:span text:style-name="T1_105"><text:line-break/></text:span><text:span text:style-name="T1_106"> <text:s/> "logo":<text:s/>"https://images.unsplash.com/photo-1541643600914-78b084683601?q=80&amp;w=600&amp;auto=format&amp;fit=crop",<text:s/></text:span><text:span text:style-name="T1_107"><text:line-break/></text:span><text:span text:style-name="T1_108"> <text:s/> "sameAs":<text:s/>[<text:s/></text:span><text:span text:style-name="T1_109"><text:line-break/></text:span><text:span text:style-name="T1_110"> <text:s/> <text:s/> "https://www.facebook.com/",<text:s/></text:span><text:span text:style-name="T1_111"><text:line-break/></text:span><text:span text:style-name="T1_112"> <text:s/> <text:s/> "https://www.instagram.com/"<text:s/></text:span><text:span text:style-name="T1_113"><text:line-break/></text:span><text:span text:style-name="T1_114"> <text:s/> ]<text:s/></text:span><text:span text:style-name="T1_115"><text:line-break/></text:span><text:span text:style-name="T1_116"> }<text:s/></text:span><text:span text:style-name="T1_117"><text:line-break/></text:span><text:span text:style-name="T1_118"> &lt;/script&gt;<text:s/></text:span><text:span text:style-name="T1_119"><text:line-break/></text:span><text:span text:style-name="T1_120">&lt;/head&gt;<text:s/></text:span><text:span text:style-name="T1_121"><text:line-break/></text:span><text:span text:style-name="T1_122">&lt;body&gt;<text:s/></text:span><text:span text:style-name="T1_123"><text:line-break/></text:span><text:span text:style-name="T1_124"> &lt;a<text:s/>class="skip-link"<text:s/>href="#contenido"&gt;Saltar<text:s/>al<text:s/>contenido<text:s/>principal&lt;/a&gt;<text:s/></text:span><text:span text:style-name="T1_125"><text:line-break/></text:span><text:span text:style-name="T1_126"><text:line-break/></text:span><text:span text:style-name="T1_127"> &lt;!--<text:s/>Navbar<text:s/>--&gt;<text:s/></text:span><text:span text:style-name="T1_128"><text:line-break/></text:span><text:span text:style-name="T1_129"> &lt;nav<text:s/>class="navbar<text:s/>navbar-expand-lg<text:s/>bg-body-tertiary<text:s/>sticky-top"<text:s/>role="navigation"<text:s/>aria-label="Barra<text:s/>de<text:s/>navegación<text:s/>principal"&gt;<text:s/></text:span><text:span text:style-name="T1_130"><text:line-break/></text:span><text:span text:style-name="T1_131"> <text:s/> &lt;div<text:s/>class="container"&gt;<text:s/></text:span><text:span text:style-name="T1_132"><text:line-break/></text:span><text:span text:style-name="T1_133"> <text:s/> <text:s/> &lt;a<text:s/>class="navbar-brand<text:s/>fw-bold"<text:s/>href="#"<text:s/>aria-label="Ir<text:s/>al<text:s/>inicio"&gt;<text:s/></text:span><text:span text:style-name="T1_134"><text:line-break/></text:span><text:span text:style-name="T1_135"> <text:s/> <text:s/> <text:s/> &lt;i<text:s/>class="bi<text:s/>bi-droplet-half<text:s/>me-1"&gt;&lt;/i&gt;<text:s/>Fragancia<text:s/>&lt;span<text:s/>class="text-primary"&gt;CR&lt;/span&gt;<text:s/></text:span><text:span text:style-name="T1_136"><text:line-break/></text:span><text:span text:style-name="T1_137"> <text:s/> <text:s/> &lt;/a&gt;<text:s/></text:span><text:span text:style-name="T1_138"><text:line-break/></text:span><text:span text:style-name="T1_139"> <text:s/> <text:s/> &lt;button<text:s/>class="navbar-toggler"<text:s/>type="button"<text:s/>data-bs-toggle="collapse"<text:s/>data-bs-target="#nav"<text:s/>aria-controls="nav"<text:s/>aria-expanded="false"<text:s/>aria-label="Alternar<text:s/>navegación"&gt;<text:s/></text:span><text:span text:style-name="T1_140"><text:line-break/></text:span><text:span text:style-name="T1_141"> <text:s/> <text:s/> <text:s/> &lt;span<text:s/>class="navbar-toggler-icon"&gt;&lt;/span&gt;<text:s/></text:span><text:span text:style-name="T1_142"><text:line-break/></text:span><text:span text:style-name="T1_143"> <text:s/> <text:s/> &lt;/button&gt;<text:s/></text:span><text:span text:style-name="T1_144"><text:line-break/></text:span><text:span text:style-name="T1_145"> <text:s/> <text:s/> &lt;div<text:s/>class="collapse<text:s/>navbar-collapse"<text:s/>id="nav"&gt;<text:s/></text:span><text:span text:style-name="T1_146"><text:line-break/></text:span><text:span text:style-name="T1_147"> <text:s/> <text:s/> <text:s/> &lt;ul<text:s/>class="navbar-nav<text:s/>me-auto<text:s/>mb-2<text:s/>mb-lg-0"&gt;<text:s/></text:span><text:span text:style-name="T1_148"><text:line-break/></text:span><text:span text:style-name="T1_149"> <text:s/> <text:s/> <text:s/> <text:s/> &lt;li<text:s/>class="nav-item"&gt;&lt;a<text:s/>class="nav-link<text:s/>active"<text:s/>href="#catalogo"&gt;Catálogo&lt;/a&gt;&lt;/li&gt;<text:s/></text:span><text:span text:style-name="T1_150"><text:line-break/></text:span><text:span text:style-name="T1_151"> <text:s/> <text:s/> <text:s/> <text:s/> &lt;li<text:s/>class="nav-item"&gt;&lt;a<text:s/>class="nav-link"<text:s/>href="#novedades"&gt;Novedades&lt;/a&gt;&lt;/li&gt;<text:s/></text:span><text:span text:style-name="T1_152"><text:line-break/></text:span><text:span text:style-name="T1_153"> <text:s/> <text:s/> <text:s/> <text:s/> &lt;li<text:s/>class="nav-item"&gt;&lt;a<text:s/>class="nav-link"<text:s/>href="#contacto"&gt;Contacto&lt;/a&gt;&lt;/li&gt;<text:s/></text:span><text:span text:style-name="T1_154"><text:line-break/></text:span><text:span text:style-name="T1_155"> <text:s/> <text:s/> <text:s/> &lt;/ul&gt;<text:s/></text:span><text:span text:style-name="T1_156"><text:line-break/></text:span><text:span text:style-name="T1_157"> <text:s/> <text:s/> <text:s/> &lt;form<text:s/>class="d-flex"<text:s/>role="search"<text:s/>aria-label="Buscar<text:s/>perfumes"&gt;<text:s/></text:span><text:span text:style-name="T1_158"><text:line-break/></text:span><text:span text:style-name="T1_159"> <text:s/> <text:s/> <text:s/> <text:s/> &lt;label<text:s/>class="visually-hidden"<text:s/>for="buscador"&gt;Buscar&lt;/label&gt;<text:s/></text:span><text:span text:style-name="T1_160"><text:line-break/></text:span><text:span text:style-name="T1_161"> <text:s/> <text:s/> <text:s/> <text:s/> &lt;input<text:s/>id="buscador"<text:s/>class="form-control<text:s/>me-2"<text:s/>type="search"<text:s/>placeholder="Buscar<text:s/>por<text:s/>nombre<text:s/>o<text:s/>nota"<text:s/>aria-label="Buscar"&gt;<text:s/></text:span><text:span text:style-name="T1_162"><text:line-break/></text:span><text:span text:style-name="T1_163"> <text:s/> <text:s/> <text:s/> <text:s/> &lt;button<text:s/>class="btn<text:s/>btn-outline-primary"<text:s/>type="button"<text:s/>id="btnBuscar"&gt;&lt;i<text:s/>class="bi<text:s/>bi-search"&gt;&lt;/i&gt;&lt;/button&gt;<text:s/></text:span><text:span text:style-name="T1_164"><text:line-break/></text:span><text:span text:style-name="T1_165"> <text:s/> <text:s/> <text:s/> &lt;/form&gt;<text:s/></text:span><text:span text:style-name="T1_166"><text:line-break/></text:span><text:span text:style-name="T1_167"> <text:s/> <text:s/> &lt;/div&gt;<text:s/></text:span><text:span text:style-name="T1_168"><text:line-break/></text:span><text:span text:style-name="T1_169"> <text:s/> &lt;/div&gt;<text:s/></text:span><text:span text:style-name="T1_170"><text:line-break/></text:span><text:span text:style-name="T1_171"> &lt;/nav&gt;<text:s/></text:span><text:span text:style-name="T1_172"><text:line-break/></text:span><text:span text:style-name="T1_173"><text:line-break/></text:span><text:span text:style-name="T1_174"> &lt;!--<text:s/>Hero<text:s/>--&gt;<text:s/></text:span><text:span text:style-name="T1_175"><text:line-break/></text:span><text:span text:style-name="T1_176"> &lt;header<text:s/>class="hero"&gt;<text:s/></text:span><text:span text:style-name="T1_177"><text:line-break/></text:span><text:span text:style-name="T1_178"> <text:s/> &lt;div<text:s/>class="container<text:s/>py-5"&gt;<text:s/></text:span><text:span text:style-name="T1_179"><text:line-break/></text:span><text:span text:style-name="T1_180"> <text:s/> <text:s/> &lt;div<text:s/>class="col-lg-7"&gt;<text:s/></text:span><text:span text:style-name="T1_181"><text:line-break/></text:span><text:span text:style-name="T1_182"> <text:s/> <text:s/> <text:s/> &lt;span<text:s/>class="badge<text:s/>text-bg-light<text:s/>badge-outline<text:s/>mb-3"&gt;Nueva<text:s/>temporada&lt;/span&gt;<text:s/></text:span><text:span text:style-name="T1_183"><text:line-break/></text:span><text:span text:style-name="T1_184"> <text:s/> <text:s/> <text:s/> &lt;h1<text:s/>class="display-5<text:s/>fw-bold"&gt;Perfumes<text:s/>que<text:s/>cuentan<text:s/>una<text:s/>historia&lt;/h1&gt;<text:s/></text:span><text:span text:style-name="T1_185"><text:line-break/></text:span><text:span text:style-name="T1_186"> <text:s/> <text:s/> <text:s/> &lt;p<text:s/>class="lead<text:s/>mb-4"&gt;Explora<text:s/>fragancias<text:s/>de<text:s/>diseñador<text:s/>y<text:s/>árabes,<text:s/>filtra<text:s/>por<text:s/>familia<text:s/>olfativa,<text:s/>género<text:s/>y<text:s/>precio.<text:s/>Todo<text:s/>en<text:s/>un<text:s/>solo<text:s/>lugar.&lt;/p&gt;<text:s/></text:span><text:span text:style-name="T1_187"><text:line-break/></text:span><text:span text:style-name="T1_188"> <text:s/> <text:s/> <text:s/> &lt;a<text:s/>href="#catalogo"<text:s/>class="btn<text:s/>btn-primary<text:s/>btn-lg<text:s/>me-2"&gt;&lt;i<text:s/>class="bi<text:s/>bi-bag"&gt;&lt;/i&gt;<text:s/>Ver<text:s/>catálogo&lt;/a&gt;<text:s/></text:span><text:span text:style-name="T1_189"><text:line-break/></text:span><text:span text:style-name="T1_190"> <text:s/> <text:s/> <text:s/> &lt;a<text:s/>href="#contacto"<text:s/>class="btn<text:s/>btn-outline-light<text:s/>btn-lg"&gt;&lt;i<text:s/>class="bi<text:s/>bi-whatsapp"&gt;&lt;/i&gt;<text:s/>Cotizar&lt;/a&gt;<text:s/></text:span><text:span text:style-name="T1_191"><text:line-break/></text:span><text:span text:style-name="T1_192"> <text:s/> <text:s/> &lt;/div&gt;<text:s/></text:span><text:span text:style-name="T1_193"><text:line-break/></text:span><text:span text:style-name="T1_194"> <text:s/> &lt;/div&gt;<text:s/></text:span><text:span text:style-name="T1_195"><text:line-break/></text:span><text:span text:style-name="T1_196"> &lt;/header&gt;<text:s/></text:span><text:span text:style-name="T1_197"><text:line-break/></text:span><text:span text:style-name="T1_198"><text:line-break/></text:span><text:span text:style-name="T1_199"> &lt;main<text:s/>id="contenido"<text:s/>class="pb-5"&gt;<text:s/></text:span><text:span text:style-name="T1_200"><text:line-break/></text:span><text:span text:style-name="T1_201"> <text:s/> &lt;!--<text:s/>Filtros<text:s/>--&gt;<text:s/></text:span><text:span text:style-name="T1_202"><text:line-break/></text:span><text:span text:style-name="T1_203"> <text:s/> &lt;section<text:s/>id="catalogo"<text:s/>class="container<text:s/>py-5"<text:s/>aria-labelledby="tituloCatalogo"&gt;<text:s/></text:span><text:span text:style-name="T1_204"><text:line-break/></text:span><text:span text:style-name="T1_205"> <text:s/> <text:s/> &lt;div<text:s/>class="d-flex<text:s/>align-items-end<text:s/>justify-content-between<text:s/>flex-wrap<text:s/>gap-3<text:s/>mb-3"&gt;<text:s/></text:span><text:span text:style-name="T1_206"><text:line-break/></text:span><text:span text:style-name="T1_207"> <text:s/> <text:s/> <text:s/> &lt;div&gt;<text:s/></text:span><text:span text:style-name="T1_208"><text:line-break/></text:span><text:span text:style-name="T1_209"> <text:s/> <text:s/> <text:s/> <text:s/> &lt;h2<text:s/>id="tituloCatalogo"<text:s/>class="h3<text:s/>mb-1"&gt;Catálogo&lt;/h2&gt;<text:s/></text:span><text:span text:style-name="T1_210"><text:line-break/></text:span><text:span text:style-name="T1_211"> <text:s/> <text:s/> <text:s/> <text:s/> &lt;p<text:s/>class="text-body-secondary<text:s/>mb-0"&gt;Filtra<text:s/>por<text:s/>familia,<text:s/>género<text:s/>y<text:s/>precio;<text:s/>usa<text:s/>el<text:s/>buscador<text:s/>para<text:s/>notas<text:s/>específicas<text:s/>(ej.<text:s/>"vainilla").&lt;/p&gt;<text:s/></text:span><text:span text:style-name="T1_212"><text:line-break/></text:span><text:span text:style-name="T1_213"> <text:s/> <text:s/> <text:s/> &lt;/div&gt;<text:s/></text:span><text:span text:style-name="T1_214"><text:line-break/></text:span><text:span text:style-name="T1_215"> <text:s/> <text:s/> <text:s/> &lt;div<text:s/>class="d-flex<text:s/>gap-2"&gt;<text:s/></text:span><text:span text:style-name="T1_216"><text:line-break/></text:span><text:span text:style-name="T1_217"> <text:s/> <text:s/> <text:s/> <text:s/> &lt;button<text:s/>class="btn<text:s/>btn-outline-secondary<text:s/>btn-sm"<text:s/>data-sort="name"&gt;Ordenar<text:s/>A–Z&lt;/button&gt;<text:s/></text:span><text:span text:style-name="T1_218"><text:line-break/></text:span><text:span text:style-name="T1_219"> <text:s/> <text:s/> <text:s/> <text:s/> &lt;button<text:s/>class="btn<text:s/>btn-outline-secondary<text:s/>btn-sm"<text:s/>data-sort="price"&gt;Ordenar<text:s/>por<text:s/>precio&lt;/button&gt;<text:s/></text:span><text:span text:style-name="T1_220"><text:line-break/></text:span><text:span text:style-name="T1_221"> <text:s/> <text:s/> <text:s/> &lt;/div&gt;<text:s/></text:span><text:span text:style-name="T1_222"><text:line-break/></text:span><text:span text:style-name="T1_223"> <text:s/> <text:s/> &lt;/div&gt;<text:s/></text:span><text:span text:style-name="T1_224"><text:line-break/></text:span><text:span text:style-name="T1_225"><text:line-break/></text:span><text:span text:style-name="T1_226"> <text:s/> <text:s/> &lt;div<text:s/>class="row<text:s/>g-3<text:s/>align-items-center<text:s/>mb-4"<text:s/>role="group"<text:s/>aria-label="Controles<text:s/>de<text:s/>filtro"&gt;<text:s/></text:span><text:span text:style-name="T1_227"><text:line-break/></text:span><text:span text:style-name="T1_228"> <text:s/> <text:s/> <text:s/> &lt;div<text:s/>class="col-12<text:s/>col-lg-3"&gt;<text:s/></text:span><text:span text:style-name="T1_229"><text:line-break/></text:span><text:span text:style-name="T1_230"> <text:s/> <text:s/> <text:s/> <text:s/> &lt;label<text:s/>for="familia"<text:s/>class="form-label"&gt;Familia<text:s/>olfativa&lt;/label&gt;<text:s/></text:span><text:span text:style-name="T1_231"><text:line-break/></text:span><text:span text:style-name="T1_232"> <text:s/> <text:s/> <text:s/> <text:s/> &lt;select<text:s/>id="familia"<text:s/>class="form-select"<text:s/>aria-label="Selecciona<text:s/>familia"&gt;<text:s/></text:span><text:span text:style-name="T1_233"><text:line-break/></text:span><text:span text:style-name="T1_234"> <text:s/> <text:s/> <text:s/> <text:s/> <text:s/> &lt;option<text:s/>value=""&gt;Todas&lt;/option&gt;<text:s/></text:span><text:span text:style-name="T1_235"><text:line-break/></text:span><text:span text:style-name="T1_236"> <text:s/> <text:s/> <text:s/> <text:s/> <text:s/> &lt;option<text:s/>value="ambarada"&gt;Ámbar&lt;/option&gt;<text:s/></text:span><text:span text:style-name="T1_237"><text:line-break/></text:span><text:span text:style-name="T1_238"> <text:s/> <text:s/> <text:s/> <text:s/> <text:s/> &lt;option<text:s/>value="amaderada"&gt;Amaderada&lt;/option&gt;<text:s/></text:span><text:span text:style-name="T1_239"><text:line-break/></text:span><text:span text:style-name="T1_240"> <text:s/> <text:s/> <text:s/> <text:s/> <text:s/> &lt;option<text:s/>value="floral"&gt;Floral&lt;/option&gt;<text:s/></text:span><text:span text:style-name="T1_241"><text:line-break/></text:span><text:span text:style-name="T1_242"> <text:s/> <text:s/> <text:s/> <text:s/> <text:s/> &lt;option<text:s/>value="citric"&gt;Cítrica&lt;/option&gt;<text:s/></text:span><text:span text:style-name="T1_243"><text:line-break/></text:span><text:span text:style-name="T1_244"> <text:s/> <text:s/> <text:s/> <text:s/> <text:s/> &lt;option<text:s/>value="acuatica"&gt;Acuática&lt;/option&gt;<text:s/></text:span><text:span text:style-name="T1_245"><text:line-break/></text:span><text:span text:style-name="T1_246"> <text:s/> <text:s/> <text:s/> <text:s/> &lt;/select&gt;<text:s/></text:span><text:span text:style-name="T1_247"><text:line-break/></text:span><text:span text:style-name="T1_248"> <text:s/> <text:s/> <text:s/> &lt;/div&gt;<text:s/></text:span><text:span text:style-name="T1_249"><text:line-break/></text:span><text:span text:style-name="T1_250"> <text:s/> <text:s/> <text:s/> &lt;div<text:s/>class="col-12<text:s/>col-lg-3"&gt;<text:s/></text:span><text:span text:style-name="T1_251"><text:line-break/></text:span><text:span text:style-name="T1_252"> <text:s/> <text:s/> <text:s/> <text:s/> &lt;span<text:s/>class="form-label<text:s/>d-block"&gt;Género&lt;/span&gt;<text:s/></text:span><text:span text:style-name="T1_253"><text:line-break/></text:span><text:span text:style-name="T1_254"> <text:s/> <text:s/> <text:s/> <text:s/> &lt;div<text:s/>class="btn-group"<text:s/>role="group"<text:s/>aria-label="Filtro<text:s/>por<text:s/>género"&gt;<text:s/></text:span><text:span text:style-name="T1_255"><text:line-break/></text:span><text:span text:style-name="T1_256"> <text:s/> <text:s/> <text:s/> <text:s/> <text:s/> &lt;input<text:s/>type="radio"<text:s/>class="btn-check"<text:s/>name="genero"<text:s/>id="g0"<text:s/>value=""<text:s/>checked&gt;<text:s/></text:span><text:span text:style-name="T1_257"><text:line-break/></text:span><text:span text:style-name="T1_258"> <text:s/> <text:s/> <text:s/> <text:s/> <text:s/> &lt;label<text:s/>class="btn<text:s/>btn-outline-secondary"<text:s/>for="g0"&gt;Todos&lt;/label&gt;<text:s/></text:span><text:span text:style-name="T1_259"><text:line-break/></text:span><text:span text:style-name="T1_260"> <text:s/> <text:s/> <text:s/> <text:s/> <text:s/> &lt;input<text:s/>type="radio"<text:s/>class="btn-check"<text:s/>name="genero"<text:s/>id="g1"<text:s/>value="hombre"&gt;<text:s/></text:span><text:span text:style-name="T1_261"><text:line-break/></text:span><text:span text:style-name="T1_262"> <text:s/> <text:s/> <text:s/> <text:s/> <text:s/> &lt;label<text:s/>class="btn<text:s/>btn-outline-secondary"<text:s/>for="g1"&gt;Hombre&lt;/label&gt;<text:s/></text:span><text:span text:style-name="T1_263"><text:line-break/></text:span><text:span text:style-name="T1_264"> <text:s/> <text:s/> <text:s/> <text:s/> <text:s/> &lt;input<text:s/>type="radio"<text:s/>class="btn-check"<text:s/>name="genero"<text:s/>id="g2"<text:s/>value="mujer"&gt;<text:s/></text:span><text:span text:style-name="T1_265"><text:line-break/></text:span><text:span text:style-name="T1_266"> <text:s/> <text:s/> <text:s/> <text:s/> <text:s/> &lt;label<text:s/>class="btn<text:s/>btn-outline-secondary"<text:s/>for="g2"&gt;Mujer&lt;/label&gt;<text:s/></text:span><text:span text:style-name="T1_267"><text:line-break/></text:span><text:span text:style-name="T1_268"> <text:s/> <text:s/> <text:s/> <text:s/> <text:s/> &lt;input<text:s/>type="radio"<text:s/>class="btn-check"<text:s/>name="genero"<text:s/>id="g3"<text:s/>value="unisex"&gt;<text:s/></text:span><text:span text:style-name="T1_269"><text:line-break/></text:span><text:span text:style-name="T1_270"> <text:s/> <text:s/> <text:s/> <text:s/> <text:s/> &lt;label<text:s/>class="btn<text:s/>btn-outline-secondary"<text:s/>for="g3"&gt;Unisex&lt;/label&gt;<text:s/></text:span><text:span text:style-name="T1_271"><text:line-break/></text:span><text:span text:style-name="T1_272"> <text:s/> <text:s/> <text:s/> <text:s/> &lt;/div&gt;<text:s/></text:span><text:span text:style-name="T1_273"><text:line-break/></text:span><text:span text:style-name="T1_274"> <text:s/> <text:s/> <text:s/> &lt;/div&gt;<text:s/></text:span><text:span text:style-name="T1_275"><text:line-break/></text:span><text:span text:style-name="T1_276"> <text:s/> <text:s/> <text:s/> &lt;div<text:s/>class="col-12<text:s/>col-lg-3"&gt;<text:s/></text:span><text:span text:style-name="T1_277"><text:line-break/></text:span><text:span text:style-name="T1_278"> <text:s/> <text:s/> <text:s/> <text:s/> &lt;label<text:s/>for="precio"<text:s/>class="form-label"&gt;Precio<text:s/>máximo:<text:s/>&lt;span<text:s/>id="lblPrecio"&gt;₡100000&lt;/span&gt;&lt;/label&gt;<text:s/></text:span><text:span text:style-name="T1_279"><text:line-break/></text:span><text:span text:style-name="T1_280"> <text:s/> <text:s/> <text:s/> <text:s/> &lt;input<text:s/>type="range"<text:s/>class="form-range"<text:s/>min="10000"<text:s/>max="200000"<text:s/>step="5000"<text:s/>id="precio"<text:s/>value="100000"<text:s/>aria-valuemin="10000"<text:s/>aria-valuemax="200000"<text:s/>aria-valuenow="100000"&gt;<text:s/></text:span><text:span text:style-name="T1_281"><text:line-break/></text:span><text:span text:style-name="T1_282"> <text:s/> <text:s/> <text:s/> &lt;/div&gt;<text:s/></text:span><text:span text:style-name="T1_283"><text:line-break/></text:span><text:span text:style-name="T1_284"> <text:s/> <text:s/> <text:s/> &lt;div<text:s/>class="col-12<text:s/>col-lg-3<text:s/>d-flex<text:s/>gap-2<text:s/>justify-content-lg-end"&gt;<text:s/></text:span><text:span text:style-name="T1_285"><text:line-break/></text:span><text:span text:style-name="T1_286"> <text:s/> <text:s/> <text:s/> <text:s/> &lt;button<text:s/>id="btnLimpiar"<text:s/>class="btn<text:s/>btn-light"&gt;&lt;i<text:s/>class="bi<text:s/>bi-arrow-counterclockwise"&gt;&lt;/i&gt;<text:s/>Limpiar&lt;/button&gt;<text:s/></text:span><text:span text:style-name="T1_287"><text:line-break/></text:span><text:span text:style-name="T1_288"> <text:s/> <text:s/> <text:s/> &lt;/div&gt;<text:s/></text:span><text:span text:style-name="T1_289"><text:line-break/></text:span><text:span text:style-name="T1_290"> <text:s/> <text:s/> &lt;/div&gt;<text:s/></text:span><text:span text:style-name="T1_291"><text:line-break/></text:span><text:span text:style-name="T1_292"><text:line-break/></text:span><text:span text:style-name="T1_293"> <text:s/> <text:s/> &lt;!--<text:s/>Grid<text:s/>de<text:s/>productos<text:s/>--&gt;<text:s/></text:span><text:span text:style-name="T1_294"><text:line-break/></text:span><text:span text:style-name="T1_295"> <text:s/> <text:s/> &lt;div<text:s/>id="grid"<text:s/>class="row<text:s/>g-4"<text:s/>aria-live="polite"&gt;<text:s/></text:span><text:span text:style-name="T1_296"><text:line-break/></text:span><text:span text:style-name="T1_297"> <text:s/> <text:s/> <text:s/> &lt;!--<text:s/>Tarjetas<text:s/>de<text:s/>ejemplo<text:s/>(edita<text:s/>o<text:s/>duplica<text:s/>para<text:s/>tu<text:s/>catálogo)<text:s/>--&gt;<text:s/></text:span><text:span text:style-name="T1_298"><text:line-break/></text:span><text:span text:style-name="T1_299"> <text:s/> <text:s/> <text:s/> &lt;div<text:s/>class="col-12<text:s/>col-sm-6<text:s/>col-lg-4<text:s/>col-xl-3<text:s/>product"<text:s/>data-name="Club<text:s/>de<text:s/>Noot<text:s/>Intense<text:s/>Men"<text:s/>data-price="48000"<text:s/>data-familia="amaderada"<text:s/>data-genero="hombre"<text:s/>data-notas="vainilla,<text:s/>ámbar,<text:s/>cuero"<text:s/>data-origen="árabe"&gt;<text:s/></text:span><text:span text:style-name="T1_300"><text:line-break/></text:span><text:span text:style-name="T1_301"> <text:s/> <text:s/> <text:s/> <text:s/> &lt;div<text:s/>class="card<text:s/>h-100<text:s/>shadow-sm"&gt;<text:s/></text:span><text:span text:style-name="T1_302"><text:line-break/></text:span><text:span text:style-name="T1_303"> <text:s/> <text:s/> <text:s/> <text:s/> <text:s/> &lt;img<text:s/>class="card-img-top<text:s/>product-img"<text:s/>src="https://images.unsplash.com/photo-1585386959984-a41552231659?q=80&amp;w=1200&amp;auto=format&amp;fit=crop"<text:s/>alt="Botella<text:s/>de<text:s/>perfume<text:s/>amaderado<text:s/>sobre<text:s/>fondo<text:s/>oscuro"<text:s/>loading="lazy"&gt;<text:s/></text:span><text:span text:style-name="T1_304"><text:line-break/></text:span><text:span text:style-name="T1_305"> <text:s/> <text:s/> <text:s/> <text:s/> <text:s/> &lt;div<text:s/>class="card-body<text:s/>d-flex<text:s/>flex-column"&gt;<text:s/></text:span><text:span text:style-name="T1_306"><text:line-break/></text:span><text:span text:style-name="T1_307"> <text:s/> <text:s/> <text:s/> <text:s/> <text:s/> <text:s/> &lt;h3<text:s/>class="h6<text:s/>card-title<text:s/>mb-1"&gt;Club<text:s/>de<text:s/>Noot<text:s/>Intense<text:s/>Men&lt;/h3&gt;<text:s/></text:span><text:span text:style-name="T1_308"><text:line-break/></text:span><text:span text:style-name="T1_309"> <text:s/> <text:s/> <text:s/> <text:s/> <text:s/> <text:s/> &lt;p<text:s/>class="text-body-secondary<text:s/>small<text:s/>mb-2"&gt;Amaderada<text:s/>•<text:s/>Árabe<text:s/>•<text:s/>Hombre&lt;/p&gt;<text:s/></text:span><text:span text:style-name="T1_310"><text:line-break/></text:span><text:span text:style-name="T1_311"> <text:s/> <text:s/> <text:s/> <text:s/> <text:s/> <text:s/> &lt;div<text:s/>class="mt-auto<text:s/>d-flex<text:s/>align-items-center<text:s/>justify-content-between"&gt;<text:s/></text:span><text:span text:style-name="T1_312"><text:line-break/></text:span><text:span text:style-name="T1_313"> <text:s/> <text:s/> <text:s/> <text:s/> <text:s/> <text:s/> <text:s/> &lt;span<text:s/>class="fw-semibold"&gt;₡48.000&lt;/span&gt;<text:s/></text:span><text:span text:style-name="T1_314"><text:line-break/></text:span><text:span text:style-name="T1_315"> <text:s/> <text:s/> <text:s/> <text:s/> <text:s/> <text:s/> <text:s/> &lt;button<text:s/>class="btn<text:s/>btn-primary<text:s/>btn-sm"<text:s/>data-bs-toggle="modal"<text:s/>data-bs-target="#modalProducto"<text:s/>aria-label="Ver<text:s/>detalles<text:s/>de<text:s/>Club<text:s/>de<text:s/>Noot<text:s/>Intense<text:s/>Men"&gt;Ver&lt;/button&gt;<text:s/></text:span><text:span text:style-name="T1_316"><text:line-break/></text:span><text:span text:style-name="T1_317"> <text:s/> <text:s/> <text:s/> <text:s/> <text:s/> <text:s/> &lt;/div&gt;<text:s/></text:span><text:span text:style-name="T1_318"><text:line-break/></text:span><text:span text:style-name="T1_319"> <text:s/> <text:s/> <text:s/> <text:s/> <text:s/> &lt;/div&gt;<text:s/></text:span><text:span text:style-name="T1_320"><text:line-break/></text:span><text:span text:style-name="T1_321"> <text:s/> <text:s/> <text:s/> <text:s/> &lt;/div&gt;<text:s/></text:span><text:span text:style-name="T1_322"><text:line-break/></text:span><text:span text:style-name="T1_323"> <text:s/> <text:s/> <text:s/> &lt;/div&gt;<text:s/></text:span><text:span text:style-name="T1_324"><text:line-break/></text:span><text:span text:style-name="T1_325"><text:line-break/></text:span><text:span text:style-name="T1_326"> <text:s/> <text:s/> <text:s/> &lt;div<text:s/>class="col-12<text:s/>col-sm-6<text:s/>col-lg-4<text:s/>col-xl-3<text:s/>product"<text:s/>data-name="Aqua<text:s/>di<text:s/>Monte"<text:s/>data-price="62000"<text:s/>data-familia="acuatica"<text:s/>data-genero="unisex"<text:s/>data-notas="marinas,<text:s/>cítricos,<text:s/>almizcle"<text:s/>data-origen="diseñador"&gt;<text:s/></text:span><text:span text:style-name="T1_327"><text:line-break/></text:span><text:span text:style-name="T1_328"> <text:s/> <text:s/> <text:s/> <text:s/> &lt;div<text:s/>class="card<text:s/>h-100<text:s/>shadow-sm"&gt;<text:s/></text:span><text:span text:style-name="T1_329"><text:line-break/></text:span><text:span text:style-name="T1_330"> <text:s/> <text:s/> <text:s/> <text:s/> <text:s/> &lt;img<text:s/>class="card-img-top<text:s/>product-img"<text:s/>src="https://images.unsplash.com/photo-1544185310-0b3cf5016721?q=80&amp;w=1200&amp;auto=format&amp;fit=crop"<text:s/>alt="Perfume<text:s/>acuático<text:s/>con<text:s/>fondo<text:s/>azul<text:s/>y<text:s/>gotas<text:s/>de<text:s/>agua"<text:s/>loading="lazy"&gt;<text:s/></text:span><text:span text:style-name="T1_331"><text:line-break/></text:span><text:span text:style-name="T1_332"> <text:s/> <text:s/> <text:s/> <text:s/> <text:s/> &lt;div<text:s/>class="card-body<text:s/>d-flex<text:s/>flex-column"&gt;<text:s/></text:span><text:span text:style-name="T1_333"><text:line-break/></text:span><text:span text:style-name="T1_334"> <text:s/> <text:s/> <text:s/> <text:s/> <text:s/> <text:s/> &lt;h3<text:s/>class="h6<text:s/>card-title<text:s/>mb-1"&gt;Aqua<text:s/>di<text:s/>Monte&lt;/h3&gt;<text:s/></text:span><text:span text:style-name="T1_335"><text:line-break/></text:span><text:span text:style-name="T1_336"> <text:s/> <text:s/> <text:s/> <text:s/> <text:s/> <text:s/> &lt;p<text:s/>class="text-body-secondary<text:s/>small<text:s/>mb-2"&gt;Acuática<text:s/>•<text:s/>Diseñador<text:s/>•<text:s/>Unisex&lt;/p&gt;<text:s/></text:span><text:span text:style-name="T1_337"><text:line-break/></text:span><text:span text:style-name="T1_338"> <text:s/> <text:s/> <text:s/> <text:s/> <text:s/> <text:s/> &lt;div<text:s/>class="mt-auto<text:s/>d-flex<text:s/>align-items-center<text:s/>justify-content-between"&gt;<text:s/></text:span><text:span text:style-name="T1_339"><text:line-break/></text:span><text:span text:style-name="T1_340"> <text:s/> <text:s/> <text:s/> <text:s/> <text:s/> <text:s/> <text:s/> &lt;span<text:s/>class="fw-semibold"&gt;₡62.000&lt;/span&gt;<text:s/></text:span><text:span text:style-name="T1_341"><text:line-break/></text:span><text:span text:style-name="T1_342"> <text:s/> <text:s/> <text:s/> <text:s/> <text:s/> <text:s/> <text:s/> &lt;button<text:s/>class="btn<text:s/>btn-primary<text:s/>btn-sm"<text:s/>data-bs-toggle="modal"<text:s/>data-bs-target="#modalProducto"<text:s/>aria-label="Ver<text:s/>detalles<text:s/>de<text:s/>Aqua<text:s/>di<text:s/>Monte"&gt;Ver&lt;/button&gt;<text:s/></text:span><text:span text:style-name="T1_343"><text:line-break/></text:span><text:span text:style-name="T1_344"> <text:s/> <text:s/> <text:s/> <text:s/> <text:s/> <text:s/> &lt;/div&gt;<text:s/></text:span><text:span text:style-name="T1_345"><text:line-break/></text:span><text:span text:style-name="T1_346"> <text:s/> <text:s/> <text:s/> <text:s/> <text:s/> &lt;/div&gt;<text:s/></text:span><text:span text:style-name="T1_347"><text:line-break/></text:span><text:span text:style-name="T1_348"> <text:s/> <text:s/> <text:s/> <text:s/> &lt;/div&gt;<text:s/></text:span><text:span text:style-name="T1_349"><text:line-break/></text:span><text:span text:style-name="T1_350"> <text:s/> <text:s/> <text:s/> &lt;/div&gt;<text:s/></text:span><text:span text:style-name="T1_351"><text:line-break/></text:span><text:span text:style-name="T1_352"><text:line-break/></text:span><text:span text:style-name="T1_353"> <text:s/> <text:s/> <text:s/> &lt;div<text:s/>class="col-12<text:s/>col-sm-6<text:s/>col-lg-4<text:s/>col-xl-3<text:s/>product"<text:s/>data-name="Flor<text:s/>de<text:s/>Tardezinha"<text:s/>data-price="54000"<text:s/>data-familia="floral"<text:s/>data-genero="mujer"<text:s/>data-notas="jazmín,<text:s/>rosa,<text:s/>vainilla"<text:s/>data-origen="diseñador"&gt;<text:s/></text:span><text:span text:style-name="T1_354"><text:line-break/></text:span><text:span text:style-name="T1_355"> <text:s/> <text:s/> <text:s/> <text:s/> &lt;div<text:s/>class="card<text:s/>h-100<text:s/>shadow-sm"&gt;<text:s/></text:span><text:span text:style-name="T1_356"><text:line-break/></text:span><text:span text:style-name="T1_357"> <text:s/> <text:s/> <text:s/> <text:s/> <text:s/> &lt;img<text:s/>class="card-img-top<text:s/>product-img"<text:s/>src="https://images.unsplash.com/photo-1520975922298-7c61faccd0ab?q=80&amp;w=1200&amp;auto=format&amp;fit=crop"<text:s/>alt="Frasco<text:s/>de<text:s/>perfume<text:s/>floral<text:s/>rodeado<text:s/>de<text:s/>pétalos<text:s/>rosados"<text:s/>loading="lazy"&gt;<text:s/></text:span><text:span text:style-name="T1_358"><text:line-break/></text:span><text:span text:style-name="T1_359"> <text:s/> <text:s/> <text:s/> <text:s/> <text:s/> &lt;div<text:s/>class="card-body<text:s/>d-flex<text:s/>flex-column"&gt;<text:s/></text:span><text:span text:style-name="T1_360"><text:line-break/></text:span><text:span text:style-name="T1_361"> <text:s/> <text:s/> <text:s/> <text:s/> <text:s/> <text:s/> &lt;h3<text:s/>class="h6<text:s/>card-title<text:s/>mb-1"&gt;Flor<text:s/>de<text:s/>Tardezinha&lt;/h3&gt;<text:s/></text:span><text:span text:style-name="T1_362"><text:line-break/></text:span><text:span text:style-name="T1_363"> <text:s/> <text:s/> <text:s/> <text:s/> <text:s/> <text:s/> &lt;p<text:s/>class="text-body-secondary<text:s/>small<text:s/>mb-2"&gt;Floral<text:s/>•<text:s/>Diseñador<text:s/>•<text:s/>Mujer&lt;/p&gt;<text:s/></text:span><text:span text:style-name="T1_364"><text:line-break/></text:span><text:span text:style-name="T1_365"> <text:s/> <text:s/> <text:s/> <text:s/> <text:s/> <text:s/> &lt;div<text:s/>class="mt-auto<text:s/>d-flex<text:s/>align-items-center<text:s/>justify-content-between"&gt;<text:s/></text:span><text:span text:style-name="T1_366"><text:line-break/></text:span><text:span text:style-name="T1_367"> <text:s/> <text:s/> <text:s/> <text:s/> <text:s/> <text:s/> <text:s/> &lt;span<text:s/>class="fw-semibold"&gt;₡54.000&lt;/span&gt;<text:s/></text:span><text:span text:style-name="T1_368"><text:line-break/></text:span><text:span text:style-name="T1_369"> <text:s/> <text:s/> <text:s/> <text:s/> <text:s/> <text:s/> <text:s/> &lt;button<text:s/>class="btn<text:s/>btn-primary<text:s/>btn-sm"<text:s/>data-bs-toggle="modal"<text:s/>data-bs-target="#modalProducto"<text:s/>aria-label="Ver<text:s/>detalles<text:s/>de<text:s/>Flor<text:s/>de<text:s/>Tardezinha"&gt;Ver&lt;/button&gt;<text:s/></text:span><text:span text:style-name="T1_370"><text:line-break/></text:span><text:span text:style-name="T1_371"> <text:s/> <text:s/> <text:s/> <text:s/> <text:s/> <text:s/> &lt;/div&gt;<text:s/></text:span><text:span text:style-name="T1_372"><text:line-break/></text:span><text:span text:style-name="T1_373"> <text:s/> <text:s/> <text:s/> <text:s/> <text:s/> &lt;/div&gt;<text:s/></text:span><text:span text:style-name="T1_374"><text:line-break/></text:span><text:span text:style-name="T1_375"> <text:s/> <text:s/> <text:s/> <text:s/> &lt;/div&gt;<text:s/></text:span><text:span text:style-name="T1_376"><text:line-break/></text:span><text:span text:style-name="T1_377"> <text:s/> <text:s/> <text:s/> &lt;/div&gt;<text:s/></text:span><text:span text:style-name="T1_378"><text:line-break/></text:span><text:span text:style-name="T1_379"><text:line-break/></text:span><text:span text:style-name="T1_380"> <text:s/> <text:s/> <text:s/> &lt;div<text:s/>class="col-12<text:s/>col-sm-6<text:s/>col-lg-4<text:s/>col-xl-3<text:s/>product"<text:s/>data-name="Citrus<text:s/>Brava"<text:s/>data-price="38000"<text:s/>data-familia="citric"<text:s/>data-genero="unisex"<text:s/>data-notas="limón,<text:s/>bergamota,<text:s/>neroli"<text:s/>data-origen="árabe"&gt;<text:s/></text:span><text:span text:style-name="T1_381"><text:line-break/></text:span><text:span text:style-name="T1_382"> <text:s/> <text:s/> <text:s/> <text:s/> &lt;div<text:s/>class="card<text:s/>h-100<text:s/>shadow-sm"&gt;<text:s/></text:span><text:span text:style-name="T1_383"><text:line-break/></text:span><text:span text:style-name="T1_384"> <text:s/> <text:s/> <text:s/> <text:s/> <text:s/> &lt;img<text:s/>class="card-img-top<text:s/>product-img"<text:s/>src="https://images.unsplash.com/photo-1541643600914-78b084683601?q=80&amp;w=1200&amp;auto=format&amp;fit=crop"<text:s/>alt="Perfume<text:s/>cítrico<text:s/>con<text:s/>rodajas<text:s/>de<text:s/>limón<text:s/>alrededor"<text:s/>loading="lazy"&gt;<text:s/></text:span><text:span text:style-name="T1_385"><text:line-break/></text:span><text:span text:style-name="T1_386"> <text:s/> <text:s/> <text:s/> <text:s/> <text:s/> &lt;div<text:s/>class="card-body<text:s/>d-flex<text:s/>flex-column"&gt;<text:s/></text:span><text:span text:style-name="T1_387"><text:line-break/></text:span><text:span text:style-name="T1_388"> <text:s/> <text:s/> <text:s/> <text:s/> <text:s/> <text:s/> &lt;h3<text:s/>class="h6<text:s/>card-title<text:s/>mb-1"&gt;Citrus<text:s/>Brava&lt;/h3&gt;<text:s/></text:span><text:span text:style-name="T1_389"><text:line-break/></text:span><text:span text:style-name="T1_390"> <text:s/> <text:s/> <text:s/> <text:s/> <text:s/> <text:s/> &lt;p<text:s/>class="text-body-secondary<text:s/>small<text:s/>mb-2"&gt;Cítrica<text:s/>•<text:s/>Árabe<text:s/>•<text:s/>Unisex&lt;/p&gt;<text:s/></text:span><text:span text:style-name="T1_391"><text:line-break/></text:span><text:span text:style-name="T1_392"> <text:s/> <text:s/> <text:s/> <text:s/> <text:s/> <text:s/> &lt;div<text:s/>class="mt-auto<text:s/>d-flex<text:s/>align-items-center<text:s/>justify-content-between"&gt;<text:s/></text:span><text:span text:style-name="T1_393"><text:line-break/></text:span><text:span text:style-name="T1_394"> <text:s/> <text:s/> <text:s/> <text:s/> <text:s/> <text:s/> <text:s/> &lt;span<text:s/>class="fw-semibold"&gt;₡38.000&lt;/span&gt;<text:s/></text:span><text:span text:style-name="T1_395"><text:line-break/></text:span><text:span text:style-name="T1_396"> <text:s/> <text:s/> <text:s/> <text:s/> <text:s/> <text:s/> <text:s/> &lt;button<text:s/>class="btn<text:s/>btn-primary<text:s/>btn-sm"<text:s/>data-bs-toggle="modal"<text:s/>data-bs-target="#modalProducto"<text:s/>aria-label="Ver<text:s/>detalles<text:s/>de<text:s/>Citrus<text:s/>Brava"&gt;Ver&lt;/button&gt;<text:s/></text:span><text:span text:style-name="T1_397"><text:line-break/></text:span><text:span text:style-name="T1_398"> <text:s/> <text:s/> <text:s/> <text:s/> <text:s/> <text:s/> &lt;/div&gt;<text:s/></text:span><text:span text:style-name="T1_399"><text:line-break/></text:span><text:span text:style-name="T1_400"> <text:s/> <text:s/> <text:s/> <text:s/> <text:s/> &lt;/div&gt;<text:s/></text:span><text:span text:style-name="T1_401"><text:line-break/></text:span><text:span text:style-name="T1_402"> <text:s/> <text:s/> <text:s/> <text:s/> &lt;/div&gt;<text:s/></text:span><text:span text:style-name="T1_403"><text:line-break/></text:span><text:span text:style-name="T1_404"> <text:s/> <text:s/> <text:s/> &lt;/div&gt;<text:s/></text:span><text:span text:style-name="T1_405"><text:line-break/></text:span><text:span text:style-name="T1_406"> <text:s/> <text:s/> &lt;/div&gt;<text:s/></text:span><text:span text:style-name="T1_407"><text:line-break/></text:span><text:span text:style-name="T1_408"> <text:s/> &lt;/section&gt;<text:s/></text:span><text:span text:style-name="T1_409"><text:line-break/></text:span><text:span text:style-name="T1_410"><text:line-break/></text:span><text:span text:style-name="T1_411"> <text:s/> &lt;!--<text:s/>Novedades/CTA<text:s/>--&gt;<text:s/></text:span><text:span text:style-name="T1_412"><text:line-break/></text:span><text:span text:style-name="T1_413"> <text:s/> &lt;section<text:s/>id="novedades"<text:s/>class="bg-body-secondary<text:s/>py-5"&gt;<text:s/></text:span><text:span text:style-name="T1_414"><text:line-break/></text:span><text:span text:style-name="T1_415"> <text:s/> <text:s/> &lt;div<text:s/>class="container"&gt;<text:s/></text:span><text:span text:style-name="T1_416"><text:line-break/></text:span><text:span text:style-name="T1_417"> <text:s/> <text:s/> <text:s/> &lt;div<text:s/>class="row<text:s/>align-items-center<text:s/>g-4"&gt;<text:s/></text:span><text:span text:style-name="T1_418"><text:line-break/></text:span><text:span text:style-name="T1_419"> <text:s/> <text:s/> <text:s/> <text:s/> &lt;div<text:s/>class="col-lg-7"&gt;<text:s/></text:span><text:span text:style-name="T1_420"><text:line-break/></text:span><text:span text:style-name="T1_421"> <text:s/> <text:s/> <text:s/> <text:s/> <text:s/> &lt;h2<text:s/>class="h3"&gt;Novedades<text:s/>y<text:s/>recomendados&lt;/h2&gt;<text:s/></text:span><text:span text:style-name="T1_422"><text:line-break/></text:span><text:span text:style-name="T1_423"> <text:s/> <text:s/> <text:s/> <text:s/> <text:s/> &lt;p<text:s/>class="mb-0"&gt;Suscríbete<text:s/>para<text:s/>enterarte<text:s/>de<text:s/>drops<text:s/>limitados,<text:s/>testers<text:s/>y<text:s/>sets<text:s/>de<text:s/>decants.<text:s/></text:span><text:span text:style-name="T1_424"><text:line-break/></text:span><text:span text:style-name="T1_425"> <text:s/> <text:s/> <text:s/> <text:s/> <text:s/> <text:s/> También<text:s/>te<text:s/>enviamos<text:s/>guías<text:s/>para<text:s/>elegir<text:s/>tu<text:s/>próximo<text:s/>signature<text:s/>scent.&lt;/p&gt;<text:s/></text:span><text:span text:style-name="T1_426"><text:line-break/></text:span><text:span text:style-name="T1_427"> <text:s/> <text:s/> <text:s/> <text:s/> &lt;/div&gt;<text:s/></text:span><text:span text:style-name="T1_428"><text:line-break/></text:span><text:span text:style-name="T1_429"> <text:s/> <text:s/> <text:s/> <text:s/> &lt;div<text:s/>class="col-lg-5"&gt;<text:s/></text:span><text:span text:style-name="T1_430"><text:line-break/></text:span><text:span text:style-name="T1_431"> <text:s/> <text:s/> <text:s/> <text:s/> <text:s/> &lt;form<text:s/>class="d-flex<text:s/>gap-2"<text:s/>aria-label="Suscripción<text:s/>a<text:s/>novedades"&gt;<text:s/></text:span><text:span text:style-name="T1_432"><text:line-break/></text:span><text:span text:style-name="T1_433"> <text:s/> <text:s/> <text:s/> <text:s/> <text:s/> <text:s/> &lt;label<text:s/>for="email"<text:s/>class="visually-hidden"&gt;Correo&lt;/label&gt;<text:s/></text:span><text:span text:style-name="T1_434"><text:line-break/></text:span><text:span text:style-name="T1_435"> <text:s/> <text:s/> <text:s/> <text:s/> <text:s/> <text:s/> &lt;input<text:s/>type="email"<text:s/>id="email"<text:s/>class="form-control"<text:s/>placeholder="tu@correo.com"<text:s/>required&gt;<text:s/></text:span><text:span text:style-name="T1_436"><text:line-break/></text:span><text:span text:style-name="T1_437"> <text:s/> <text:s/> <text:s/> <text:s/> <text:s/> <text:s/> &lt;button<text:s/>class="btn<text:s/>btn-primary"<text:s/>type="submit"&gt;Suscribirme&lt;/button&gt;<text:s/></text:span><text:span text:style-name="T1_438"><text:line-break/></text:span><text:span text:style-name="T1_439"> <text:s/> <text:s/> <text:s/> <text:s/> <text:s/> &lt;/form&gt;<text:s/></text:span><text:span text:style-name="T1_440"><text:line-break/></text:span><text:span text:style-name="T1_441"> <text:s/> <text:s/> <text:s/> <text:s/> &lt;/div&gt;<text:s/></text:span><text:span text:style-name="T1_442"><text:line-break/></text:span><text:span text:style-name="T1_443"> <text:s/> <text:s/> <text:s/> &lt;/div&gt;<text:s/></text:span><text:span text:style-name="T1_444"><text:line-break/></text:span><text:span text:style-name="T1_445"> <text:s/> <text:s/> &lt;/div&gt;<text:s/></text:span><text:span text:style-name="T1_446"><text:line-break/></text:span><text:span text:style-name="T1_447"> <text:s/> &lt;/section&gt;<text:s/></text:span><text:span text:style-name="T1_448"><text:line-break/></text:span><text:span text:style-name="T1_449"><text:line-break/></text:span><text:span text:style-name="T1_450"> <text:s/> &lt;!--<text:s/>Contacto<text:s/>--&gt;<text:s/></text:span><text:span text:style-name="T1_451"><text:line-break/></text:span><text:span text:style-name="T1_452"> <text:s/> &lt;section<text:s/>id="contacto"<text:s/>class="container<text:s/>py-5"&gt;<text:s/></text:span><text:span text:style-name="T1_453"><text:line-break/></text:span><text:span text:style-name="T1_454"> <text:s/> <text:s/> &lt;div<text:s/>class="row<text:s/>g-4"&gt;<text:s/></text:span><text:span text:style-name="T1_455"><text:line-break/></text:span><text:span text:style-name="T1_456"> <text:s/> <text:s/> <text:s/> &lt;div<text:s/>class="col-lg-6"&gt;<text:s/></text:span><text:span text:style-name="T1_457"><text:line-break/></text:span><text:span text:style-name="T1_458"> <text:s/> <text:s/> <text:s/> <text:s/> &lt;h2<text:s/>class="h3"&gt;Contáctanos&lt;/h2&gt;<text:s/></text:span><text:span text:style-name="T1_459"><text:line-break/></text:span><text:span text:style-name="T1_460"> <text:s/> <text:s/> <text:s/> <text:s/> &lt;p<text:s/>class="mb-3"&gt;¿Buscas<text:s/>un<text:s/>perfume<text:s/>específico<text:s/>o<text:s/>quieres<text:s/>recomendaciones<text:s/>según<text:s/>tu<text:s/>estilo?<text:s/>Escríbenos<text:s/>por<text:s/>WhatsApp<text:s/>o<text:s/>correo.&lt;/p&gt;<text:s/></text:span><text:span text:style-name="T1_461"><text:line-break/></text:span><text:span text:style-name="T1_462"> <text:s/> <text:s/> <text:s/> <text:s/> &lt;div<text:s/>class="d-flex<text:s/>gap-2<text:s/>flex-wrap"&gt;<text:s/></text:span><text:span text:style-name="T1_463"><text:line-break/></text:span><text:span text:style-name="T1_464"> <text:s/> <text:s/> <text:s/> <text:s/> <text:s/> &lt;a<text:s/>class="btn<text:s/>btn-success"<text:s/>href="https://wa.me/50660000000"<text:s/>target="_blank"<text:s/>rel="noopener"<text:s/>aria-label="Abrir<text:s/>WhatsApp"&gt;&lt;i<text:s/>class="bi<text:s/>bi-whatsapp"&gt;&lt;/i&gt;<text:s/>WhatsApp&lt;/a&gt;<text:s/></text:span><text:span text:style-name="T1_465"><text:line-break/></text:span><text:span text:style-name="T1_466"> <text:s/> <text:s/> <text:s/> <text:s/> <text:s/> &lt;a<text:s/>class="btn<text:s/>btn-outline-secondary"<text:s/>href="mailto:hola@example.com"<text:s/>aria-label="Enviar<text:s/>correo"&gt;hola@example.com&lt;/a&gt;<text:s/></text:span><text:span text:style-name="T1_467"><text:line-break/></text:span><text:span text:style-name="T1_468"> <text:s/> <text:s/> <text:s/> <text:s/> &lt;/div&gt;<text:s/></text:span><text:span text:style-name="T1_469"><text:line-break/></text:span><text:span text:style-name="T1_470"> <text:s/> <text:s/> <text:s/> &lt;/div&gt;<text:s/></text:span><text:span text:style-name="T1_471"><text:line-break/></text:span><text:span text:style-name="T1_472"> <text:s/> <text:s/> <text:s/> &lt;div<text:s/>class="col-lg-6"&gt;<text:s/></text:span><text:span text:style-name="T1_473"><text:line-break/></text:span><text:span text:style-name="T1_474"> <text:s/> <text:s/> <text:s/> <text:s/> &lt;div<text:s/>class="ratio<text:s/>ratio-16x9<text:s/>rounded<text:s/>overflow-hidden<text:s/>shadow-sm"&gt;<text:s/></text:span><text:span text:style-name="T1_475"><text:line-break/></text:span><text:span text:style-name="T1_476"> <text:s/> <text:s/> <text:s/> <text:s/> <text:s/> &lt;iframe<text:s/>title="Ubicación"<text:s/>src="https://www.openstreetmap.org/export/embed.html?bbox=-84.2%2C9.8%2C-83.9%2C10.1&amp;layer=mapnik"<text:s/>loading="lazy"<text:s/>aria-label="Mapa<text:s/>con<text:s/>ubicación<text:s/>aproximada"&gt;&lt;/iframe&gt;<text:s/></text:span><text:span text:style-name="T1_477"><text:line-break/></text:span><text:span text:style-name="T1_478"> <text:s/> <text:s/> <text:s/> <text:s/> &lt;/div&gt;<text:s/></text:span><text:span text:style-name="T1_479"><text:line-break/></text:span><text:span text:style-name="T1_480"> <text:s/> <text:s/> <text:s/> &lt;/div&gt;<text:s/></text:span><text:span text:style-name="T1_481"><text:line-break/></text:span><text:span text:style-name="T1_482"> <text:s/> <text:s/> &lt;/div&gt;<text:s/></text:span><text:span text:style-name="T1_483"><text:line-break/></text:span><text:span text:style-name="T1_484"> <text:s/> &lt;/section&gt;<text:s/></text:span><text:span text:style-name="T1_485"><text:line-break/></text:span><text:span text:style-name="T1_486"> &lt;/main&gt;<text:s/></text:span><text:span text:style-name="T1_487"><text:line-break/></text:span><text:span text:style-name="T1_488"><text:line-break/></text:span><text:span text:style-name="T1_489"> &lt;footer<text:s/>class="border-top<text:s/>py-4"&gt;<text:s/></text:span><text:span text:style-name="T1_490"><text:line-break/></text:span><text:span text:style-name="T1_491"> <text:s/> &lt;div<text:s/>class="container<text:s/>d-flex<text:s/>flex-column<text:s/>flex-lg-row<text:s/>align-items-center<text:s/>justify-content-between<text:s/>gap-3"&gt;<text:s/></text:span><text:span text:style-name="T1_492"><text:line-break/></text:span><text:span text:style-name="T1_493"> <text:s/> <text:s/> &lt;div&gt;<text:s/></text:span><text:span text:style-name="T1_494"><text:line-break/></text:span><text:span text:style-name="T1_495"> <text:s/> <text:s/> <text:s/> &lt;strong&gt;&lt;i<text:s/>class="bi<text:s/>bi-droplet-half<text:s/>me-1"&gt;&lt;/i&gt;<text:s/>Fragancia<text:s/>CR&lt;/strong&gt;<text:s/>·<text:s/>Hecho<text:s/>con<text:s/>❤️<text:s/>en<text:s/>Costa<text:s/>Rica<text:s/></text:span><text:span text:style-name="T1_496"><text:line-break/></text:span><text:span text:style-name="T1_497"> <text:s/> <text:s/> &lt;/div&gt;<text:s/></text:span><text:span text:style-name="T1_498"><text:line-break/></text:span><text:span text:style-name="T1_499"> <text:s/> <text:s/> &lt;div<text:s/>class="small<text:s/>text-body-secondary"&gt;©<text:s/>&lt;span<text:s/>id="anio"&gt;&lt;/span&gt;<text:s/>Todos<text:s/>los<text:s/>derechos<text:s/>reservados<text:s/>·<text:s/>&lt;a<text:s/>href="#"<text:s/>class="link-secondary"&gt;Política<text:s/>de<text:s/>privacidad&lt;/a&gt;&lt;/div&gt;<text:s/></text:span><text:span text:style-name="T1_500"><text:line-break/></text:span><text:span text:style-name="T1_501"> <text:s/> &lt;/div&gt;<text:s/></text:span><text:span text:style-name="T1_502"><text:line-break/></text:span><text:span text:style-name="T1_503"> &lt;/footer&gt;<text:s/></text:span><text:span text:style-name="T1_504"><text:line-break/></text:span><text:span text:style-name="T1_505"><text:line-break/></text:span><text:span text:style-name="T1_506"> &lt;!--<text:s/>Modal<text:s/>Producto<text:s/>--&gt;<text:s/></text:span><text:span text:style-name="T1_507"><text:line-break/></text:span><text:span text:style-name="T1_508"> &lt;div<text:s/>class="modal<text:s/>fade"<text:s/>id="modalProducto"<text:s/>tabindex="-1"<text:s/>aria-hidden="true"&gt;<text:s/></text:span><text:span text:style-name="T1_509"><text:line-break/></text:span><text:span text:style-name="T1_510"> <text:s/> &lt;div<text:s/>class="modal-dialog<text:s/>modal-dialog-centered<text:s/>modal-lg"&gt;<text:s/></text:span><text:span text:style-name="T1_511"><text:line-break/></text:span><text:span text:style-name="T1_512"> <text:s/> <text:s/> &lt;div<text:s/>class="modal-content"&gt;<text:s/></text:span><text:span text:style-name="T1_513"><text:line-break/></text:span><text:span text:style-name="T1_514"> <text:s/> <text:s/> <text:s/> &lt;div<text:s/>class="modal-header"&gt;<text:s/></text:span><text:span text:style-name="T1_515"><text:line-break/></text:span><text:span text:style-name="T1_516"> <text:s/> <text:s/> <text:s/> <text:s/> &lt;h3<text:s/>class="modal-title<text:s/>h5"<text:s/>id="modalTitle"&gt;Detalle<text:s/>del<text:s/>producto&lt;/h3&gt;<text:s/></text:span><text:span text:style-name="T1_517"><text:line-break/></text:span><text:span text:style-name="T1_518"> <text:s/> <text:s/> <text:s/> <text:s/> &lt;button<text:s/>type="button"<text:s/>class="btn-close"<text:s/>data-bs-dismiss="modal"<text:s/>aria-label="Cerrar"&gt;&lt;/button&gt;<text:s/></text:span><text:span text:style-name="T1_519"><text:line-break/></text:span><text:span text:style-name="T1_520"> <text:s/> <text:s/> <text:s/> &lt;/div&gt;<text:s/></text:span><text:span text:style-name="T1_521"><text:line-break/></text:span><text:span text:style-name="T1_522"> <text:s/> <text:s/> <text:s/> &lt;div<text:s/>class="modal-body"&gt;<text:s/></text:span><text:span text:style-name="T1_523"><text:line-break/></text:span><text:span text:style-name="T1_524"> <text:s/> <text:s/> <text:s/> <text:s/> &lt;div<text:s/>class="row<text:s/>g-4"&gt;<text:s/></text:span><text:span text:style-name="T1_525"><text:line-break/></text:span><text:span text:style-name="T1_526"> <text:s/> <text:s/> <text:s/> <text:s/> <text:s/> &lt;div<text:s/>class="col-md-5"&gt;<text:s/></text:span><text:span text:style-name="T1_527"><text:line-break/></text:span><text:span text:style-name="T1_528"> <text:s/> <text:s/> <text:s/> <text:s/> <text:s/> <text:s/> &lt;img<text:s/>id="modalImg"<text:s/>class="img-fluid<text:s/>rounded"<text:s/>src=""<text:s/>alt="Imagen<text:s/>del<text:s/>perfume<text:s/>seleccionado"&gt;<text:s/></text:span><text:span text:style-name="T1_529"><text:line-break/></text:span><text:span text:style-name="T1_530"> <text:s/> <text:s/> <text:s/> <text:s/> <text:s/> &lt;/div&gt;<text:s/></text:span><text:span text:style-name="T1_531"><text:line-break/></text:span><text:span text:style-name="T1_532"> <text:s/> <text:s/> <text:s/> <text:s/> <text:s/> &lt;div<text:s/>class="col-md-7"&gt;<text:s/></text:span><text:span text:style-name="T1_533"><text:line-break/></text:span><text:span text:style-name="T1_534"> <text:s/> <text:s/> <text:s/> <text:s/> <text:s/> <text:s/> &lt;p<text:s/>class="mb-1"&gt;&lt;span<text:s/>class="badge<text:s/>text-bg-secondary"<text:s/>id="modalFamilia"&gt;&lt;/span&gt;<text:s/>&lt;span<text:s/>class="badge<text:s/>text-bg-light<text:s/>border"<text:s/>id="modalGenero"&gt;&lt;/span&gt;<text:s/>&lt;span<text:s/>class="badge<text:s/>text-bg-light<text:s/>border"<text:s/>id="modalOrigen"&gt;&lt;/span&gt;&lt;/p&gt;<text:s/></text:span><text:span text:style-name="T1_535"><text:line-break/></text:span><text:span text:style-name="T1_536"> <text:s/> <text:s/> <text:s/> <text:s/> <text:s/> <text:s/> &lt;p<text:s/>class="mb-2"&gt;&lt;strong&gt;Notas:&lt;/strong&gt;<text:s/>&lt;span<text:s/>id="modalNotas"&gt;&lt;/span&gt;&lt;/p&gt;<text:s/></text:span><text:span text:style-name="T1_537"><text:line-break/></text:span><text:span text:style-name="T1_538"> <text:s/> <text:s/> <text:s/> <text:s/> <text:s/> <text:s/> &lt;p<text:s/>class="fs-5<text:s/>fw-semibold"<text:s/>id="modalPrecio"&gt;&lt;/p&gt;<text:s/></text:span><text:span text:style-name="T1_539"><text:line-break/></text:span><text:span text:style-name="T1_540"> <text:s/> <text:s/> <text:s/> <text:s/> <text:s/> <text:s/> &lt;div<text:s/>class="d-flex<text:s/>gap-2"&gt;<text:s/></text:span><text:span text:style-name="T1_541"><text:line-break/></text:span><text:span text:style-name="T1_542"> <text:s/> <text:s/> <text:s/> <text:s/> <text:s/> <text:s/> <text:s/> &lt;a<text:s/>id="modalComprar"<text:s/>href="#"<text:s/>class="btn<text:s/>btn-primary"&gt;&lt;i<text:s/>class="bi<text:s/>bi-cart"&gt;&lt;/i&gt;<text:s/>Comprar&lt;/a&gt;<text:s/></text:span><text:span text:style-name="T1_543"><text:line-break/></text:span><text:span text:style-name="T1_544"> <text:s/> <text:s/> <text:s/> <text:s/> <text:s/> <text:s/> <text:s/> &lt;button<text:s/>class="btn<text:s/>btn-outline-secondary"<text:s/>data-bs-dismiss="modal"&gt;Cerrar&lt;/button&gt;<text:s/></text:span><text:span text:style-name="T1_545"><text:line-break/></text:span><text:span text:style-name="T1_546"> <text:s/> <text:s/> <text:s/> <text:s/> <text:s/> <text:s/> &lt;/div&gt;<text:s/></text:span><text:span text:style-name="T1_547"><text:line-break/></text:span><text:span text:style-name="T1_548"> <text:s/> <text:s/> <text:s/> <text:s/> <text:s/> &lt;/div&gt;<text:s/></text:span><text:span text:style-name="T1_549"><text:line-break/></text:span><text:span text:style-name="T1_550"> <text:s/> <text:s/> <text:s/> <text:s/> &lt;/div&gt;<text:s/></text:span><text:span text:style-name="T1_551"><text:line-break/></text:span><text:span text:style-name="T1_552"> <text:s/> <text:s/> <text:s/> &lt;/div&gt;<text:s/></text:span><text:span text:style-name="T1_553"><text:line-break/></text:span><text:span text:style-name="T1_554"> <text:s/> <text:s/> &lt;/div&gt;<text:s/></text:span><text:span text:style-name="T1_555"><text:line-break/></text:span><text:span text:style-name="T1_556"> <text:s/> &lt;/div&gt;<text:s/></text:span><text:span text:style-name="T1_557"><text:line-break/></text:span><text:span text:style-name="T1_558"> &lt;/div&gt;<text:s/></text:span><text:span text:style-name="T1_559"><text:line-break/></text:span><text:span text:style-name="T1_560"><text:line-break/></text:span><text:span text:style-name="T1_561"> &lt;script<text:s/>src="https://cdn.jsdelivr.net/npm/bootstrap@5.3.3/dist/js/bootstrap.bundle.min.js"&gt;&lt;/script&gt;<text:s/></text:span><text:span text:style-name="T1_562"><text:line-break/></text:span><text:span text:style-name="T1_563"> &lt;script&gt;<text:s/></text:span><text:span text:style-name="T1_564"><text:line-break/></text:span><text:span text:style-name="T1_565"> <text:s/> //<text:s/>Utilidades<text:s/></text:span><text:span text:style-name="T1_566"><text:line-break/></text:span><text:span text:style-name="T1_567"> <text:s/> const<text:s/>$$<text:s/>=<text:s/>(sel,<text:s/>ctx=document)<text:s/>=&gt;<text:s/>Array.from(ctx.querySelectorAll(sel));<text:s/></text:span><text:span text:style-name="T1_568"><text:line-break/></text:span><text:span text:style-name="T1_569"> <text:s/> const<text:s/>$<text:s/>=<text:s/>(sel,<text:s/>ctx=document)<text:s/>=&gt;<text:s/>ctx.querySelector(sel);<text:s/></text:span><text:span text:style-name="T1_570"><text:line-break/></text:span><text:span text:style-name="T1_571"><text:line-break/></text:span><text:span text:style-name="T1_572"> <text:s/> //<text:s/>Año<text:s/>dinámico<text:s/></text:span><text:span text:style-name="T1_573"><text:line-break/></text:span><text:span text:style-name="T1_574"> <text:s/> $('#anio').textContent<text:s/>=<text:s/>new<text:s/>Date().getFullYear();<text:s/></text:span><text:span text:style-name="T1_575"><text:line-break/></text:span><text:span text:style-name="T1_576"><text:line-break/></text:span><text:span text:style-name="T1_577"> <text:s/> //<text:s/>Buscador<text:s/></text:span><text:span text:style-name="T1_578"><text:line-break/></text:span><text:span text:style-name="T1_579"> <text:s/> function<text:s/>aplicarFiltros()<text:s/>{<text:s/></text:span><text:span text:style-name="T1_580"><text:line-break/></text:span><text:span text:style-name="T1_581"> <text:s/> <text:s/> const<text:s/>term<text:s/>=<text:s/>$('#buscador').value.toLowerCase();<text:s/></text:span><text:span text:style-name="T1_582"><text:line-break/></text:span><text:span text:style-name="T1_583"> <text:s/> <text:s/> const<text:s/>familia<text:s/>=<text:s/>$('#familia').value;<text:s/></text:span><text:span text:style-name="T1_584"><text:line-break/></text:span><text:span text:style-name="T1_585"> <text:s/> <text:s/> const<text:s/>genero<text:s/>=<text:s/>document.querySelector('input[name="genero"]:checked')?.value<text:s/>||<text:s/>'';<text:s/></text:span><text:span text:style-name="T1_586"><text:line-break/></text:span><text:span text:style-name="T1_587"> <text:s/> <text:s/> const<text:s/>maxPrecio<text:s/>=<text:s/>parseInt($('#precio').value,<text:s/>10);<text:s/></text:span><text:span text:style-name="T1_588"><text:line-break/></text:span><text:span text:style-name="T1_589"><text:line-break/></text:span><text:span text:style-name="T1_590"> <text:s/> <text:s/> $$('#grid<text:s/>.product').forEach(card<text:s/>=&gt;<text:s/>{<text:s/></text:span><text:span text:style-name="T1_591"><text:line-break/></text:span><text:span text:style-name="T1_592"> <text:s/> <text:s/> <text:s/> const<text:s/>name<text:s/>=<text:s/>card.dataset.name.toLowerCase();<text:s/></text:span><text:span text:style-name="T1_593"><text:line-break/></text:span><text:span text:style-name="T1_594"> <text:s/> <text:s/> <text:s/> const<text:s/>notas<text:s/>=<text:s/>card.dataset.notas.toLowerCase();<text:s/></text:span><text:span text:style-name="T1_595"><text:line-break/></text:span><text:span text:style-name="T1_596"> <text:s/> <text:s/> <text:s/> const<text:s/>fam<text:s/>=<text:s/>card.dataset.familia;<text:s/></text:span><text:span text:style-name="T1_597"><text:line-break/></text:span><text:span text:style-name="T1_598"> <text:s/> <text:s/> <text:s/> const<text:s/>gen<text:s/>=<text:s/>card.dataset.genero;<text:s/></text:span><text:span text:style-name="T1_599"><text:line-break/></text:span><text:span text:style-name="T1_600"> <text:s/> <text:s/> <text:s/> const<text:s/>price<text:s/>=<text:s/>parseInt(card.dataset.price,<text:s/>10);<text:s/></text:span><text:span text:style-name="T1_601"><text:line-break/></text:span><text:span text:style-name="T1_602"><text:line-break/></text:span><text:span text:style-name="T1_603"> <text:s/> <text:s/> <text:s/> const<text:s/>coincideTermino<text:s/>=<text:s/>term<text:s/>===<text:s/>''<text:s/>||<text:s/>name.includes(term)<text:s/>||<text:s/>notas.includes(term);<text:s/></text:span><text:span text:style-name="T1_604"><text:line-break/></text:span><text:span text:style-name="T1_605"> <text:s/> <text:s/> <text:s/> const<text:s/>coincideFamilia<text:s/>=<text:s/>!familia<text:s/>||<text:s/>fam<text:s/>===<text:s/>familia;<text:s/></text:span><text:span text:style-name="T1_606"><text:line-break/></text:span><text:span text:style-name="T1_607"> <text:s/> <text:s/> <text:s/> const<text:s/>coincideGenero<text:s/>=<text:s/>!genero<text:s/>||<text:s/>gen<text:s/>===<text:s/>genero;<text:s/></text:span><text:span text:style-name="T1_608"><text:line-break/></text:span><text:span text:style-name="T1_609"> <text:s/> <text:s/> <text:s/> const<text:s/>coincidePrecio<text:s/>=<text:s/>price<text:s/>&lt;=<text:s/>maxPrecio;<text:s/></text:span><text:span text:style-name="T1_610"><text:line-break/></text:span><text:span text:style-name="T1_611"><text:line-break/></text:span><text:span text:style-name="T1_612"> <text:s/> <text:s/> <text:s/> const<text:s/>visible<text:s/>=<text:s/>coincideTermino<text:s/>&amp;&amp;<text:s/>coincideFamilia<text:s/>&amp;&amp;<text:s/>coincideGenero<text:s/>&amp;&amp;<text:s/>coincidePrecio;<text:s/></text:span><text:span text:style-name="T1_613"><text:line-break/></text:span><text:span text:style-name="T1_614"> <text:s/> <text:s/> <text:s/> card.classList.toggle('d-none',<text:s/>!visible);<text:s/></text:span><text:span text:style-name="T1_615"><text:line-break/></text:span><text:span text:style-name="T1_616"> <text:s/> <text:s/> });<text:s/></text:span><text:span text:style-name="T1_617"><text:line-break/></text:span><text:span text:style-name="T1_618"> <text:s/> }<text:s/></text:span><text:span text:style-name="T1_619"><text:line-break/></text:span><text:span text:style-name="T1_620"><text:line-break/></text:span><text:span text:style-name="T1_621"> <text:s/> $('#btnBuscar').addEventListener('click',<text:s/>aplicarFiltros);<text:s/></text:span><text:span text:style-name="T1_622"><text:line-break/></text:span><text:span text:style-name="T1_623"> <text:s/> $('#buscador').addEventListener('input',<text:s/>aplicarFiltros);<text:s/></text:span><text:span text:style-name="T1_624"><text:line-break/></text:span><text:span text:style-name="T1_625"> <text:s/> $('#familia').addEventListener('change',<text:s/>aplicarFiltros);<text:s/></text:span><text:span text:style-name="T1_626"><text:line-break/></text:span><text:span text:style-name="T1_627"> <text:s/> $$('input[name="genero"]').forEach(r<text:s/>=&gt;<text:s/>r.addEventListener('change',<text:s/>aplicarFiltros));<text:s/></text:span><text:span text:style-name="T1_628"><text:line-break/></text:span><text:span text:style-name="T1_629"> <text:s/> $('#precio').addEventListener('input',<text:s/>(e)=&gt;{<text:s/></text:span><text:span text:style-name="T1_630"><text:line-break/></text:span><text:span text:style-name="T1_631"> <text:s/> <text:s/> $('#lblPrecio').textContent<text:s/>=<text:s/>new<text:s/>Intl.NumberFormat('es-CR',<text:s/>{style:'currency',<text:s/>currency:'CRC',<text:s/>maximumFractionDigits:0}).format(e.target.value);<text:s/></text:span><text:span text:style-name="T1_632"><text:line-break/></text:span><text:span text:style-name="T1_633"> <text:s/> <text:s/> aplicarFiltros();<text:s/></text:span><text:span text:style-name="T1_634"><text:line-break/></text:span><text:span text:style-name="T1_635"> <text:s/> });<text:s/></text:span><text:span text:style-name="T1_636"><text:line-break/></text:span><text:span text:style-name="T1_637"><text:line-break/></text:span><text:span text:style-name="T1_638"> <text:s/> //<text:s/>Limpiar<text:s/>filtros<text:s/></text:span><text:span text:style-name="T1_639"><text:line-break/></text:span><text:span text:style-name="T1_640"> <text:s/> $('#btnLimpiar').addEventListener('click',<text:s/>()<text:s/>=&gt;<text:s/>{<text:s/></text:span><text:span text:style-name="T1_641"><text:line-break/></text:span><text:span text:style-name="T1_642"> <text:s/> <text:s/> $('#buscador').value<text:s/>=<text:s/>'';<text:s/></text:span><text:span text:style-name="T1_643"><text:line-break/></text:span><text:span text:style-name="T1_644"> <text:s/> <text:s/> $('#familia').value<text:s/>=<text:s/>'';<text:s/></text:span><text:span text:style-name="T1_645"><text:line-break/></text:span><text:span text:style-name="T1_646"> <text:s/> <text:s/> $('#g0').checked<text:s/>=<text:s/>true;<text:s/></text:span><text:span text:style-name="T1_647"><text:line-break/></text:span><text:span text:style-name="T1_648"> <text:s/> <text:s/> $('#precio').value<text:s/>=<text:s/>100000;<text:s/></text:span><text:span text:style-name="T1_649"><text:line-break/></text:span><text:span text:style-name="T1_650"> <text:s/> <text:s/> $('#lblPrecio').textContent<text:s/>=<text:s/>'₡100000';<text:s/></text:span><text:span text:style-name="T1_651"><text:line-break/></text:span><text:span text:style-name="T1_652"> <text:s/> <text:s/> aplicarFiltros();<text:s/></text:span><text:span text:style-name="T1_653"><text:line-break/></text:span><text:span text:style-name="T1_654"> <text:s/> });<text:s/></text:span><text:span text:style-name="T1_655"><text:line-break/></text:span><text:span text:style-name="T1_656"><text:line-break/></text:span><text:span text:style-name="T1_657"> <text:s/> //<text:s/>Ordenar<text:s/></text:span><text:span text:style-name="T1_658"><text:line-break/></text:span><text:span text:style-name="T1_659"> <text:s/> $$('[data-sort]').forEach(btn<text:s/>=&gt;<text:s/>btn.addEventListener('click',<text:s/>()<text:s/>=&gt;<text:s/>{<text:s/></text:span><text:span text:style-name="T1_660"><text:line-break/></text:span><text:span text:style-name="T1_661"> <text:s/> <text:s/> const<text:s/>tipo<text:s/>=<text:s/>btn.dataset.sort;<text:s/>//<text:s/>'name'<text:s/>|<text:s/>'price'<text:s/></text:span><text:span text:style-name="T1_662"><text:line-break/></text:span><text:span text:style-name="T1_663"> <text:s/> <text:s/> const<text:s/>grid<text:s/>=<text:s/>$('#grid');<text:s/></text:span><text:span text:style-name="T1_664"><text:line-break/></text:span><text:span text:style-name="T1_665"> <text:s/> <text:s/> const<text:s/>cards<text:s/>=<text:s/>$$('#grid<text:s/>.product');<text:s/></text:span><text:span text:style-name="T1_666"><text:line-break/></text:span><text:span text:style-name="T1_667"> <text:s/> <text:s/> const<text:s/>sorted<text:s/>=<text:s/>cards.sort((a,b)=&gt;{<text:s/></text:span><text:span text:style-name="T1_668"><text:line-break/></text:span><text:span text:style-name="T1_669"> <text:s/> <text:s/> <text:s/> if<text:s/>(tipo<text:s/>===<text:s/>'name')<text:s/>return<text:s/>a.dataset.name.localeCompare(b.dataset.name,<text:s/>'es');<text:s/></text:span><text:span text:style-name="T1_670"><text:line-break/></text:span><text:span text:style-name="T1_671"> <text:s/> <text:s/> <text:s/> return<text:s/>parseInt(a.dataset.price,10)<text:s/>-<text:s/>parseInt(b.dataset.price,10);<text:s/></text:span><text:span text:style-name="T1_672"><text:line-break/></text:span><text:span text:style-name="T1_673"> <text:s/> <text:s/> });<text:s/></text:span><text:span text:style-name="T1_674"><text:line-break/></text:span><text:span text:style-name="T1_675"> <text:s/> <text:s/> sorted.forEach(c<text:s/>=&gt;<text:s/>grid.appendChild(c));<text:s/></text:span><text:span text:style-name="T1_676"><text:line-break/></text:span><text:span text:style-name="T1_677"> <text:s/> }));<text:s/></text:span><text:span text:style-name="T1_678"><text:line-break/></text:span><text:span text:style-name="T1_679"><text:line-break/></text:span><text:span text:style-name="T1_680"> <text:s/> //<text:s/>Modal<text:s/>dinámico<text:s/></text:span><text:span text:style-name="T1_681"><text:line-break/></text:span><text:span text:style-name="T1_682"> <text:s/> const<text:s/>modalEl<text:s/>=<text:s/>$('#modalProducto');<text:s/></text:span><text:span text:style-name="T1_683"><text:line-break/></text:span><text:span text:style-name="T1_684"> <text:s/> modalEl.addEventListener('show.bs.modal',<text:s/>(ev)=&gt;{<text:s/></text:span><text:span text:style-name="T1_685"><text:line-break/></text:span><text:span text:style-name="T1_686"> <text:s/> <text:s/> const<text:s/>btn<text:s/>=<text:s/>ev.relatedTarget;<text:s/></text:span><text:span text:style-name="T1_687"><text:line-break/></text:span><text:span text:style-name="T1_688"> <text:s/> <text:s/> const<text:s/>card<text:s/>=<text:s/>btn.closest('.product');<text:s/></text:span><text:span text:style-name="T1_689"><text:line-break/></text:span><text:span text:style-name="T1_690"> <text:s/> <text:s/> $('#modalTitle').textContent<text:s/>=<text:s/>card.dataset.name;<text:s/></text:span><text:span text:style-name="T1_691"><text:line-break/></text:span><text:span text:style-name="T1_692"> <text:s/> <text:s/> $('#modalImg').src<text:s/>=<text:s/>card.querySelector('img').src;<text:s/></text:span><text:span text:style-name="T1_693"><text:line-break/></text:span><text:span text:style-name="T1_694"> <text:s/> <text:s/> $('#modalImg').alt<text:s/>=<text:s/>`Imagen<text:s/>de<text:s/>${card.dataset.name}`;<text:s/></text:span><text:span text:style-name="T1_695"><text:line-break/></text:span><text:span text:style-name="T1_696"> <text:s/> <text:s/> $('#modalFamilia').textContent<text:s/>=<text:s/>card.dataset.familia;<text:s/></text:span><text:span text:style-name="T1_697"><text:line-break/></text:span><text:span text:style-name="T1_698"> <text:s/> <text:s/> $('#modalGenero').textContent<text:s/>=<text:s/>card.dataset.genero<text:s/>||<text:s/>'—';<text:s/></text:span><text:span text:style-name="T1_699"><text:line-break/></text:span><text:span text:style-name="T1_700"> <text:s/> <text:s/> $('#modalOrigen').textContent<text:s/>=<text:s/>(card.dataset.origen||'').charAt(0).toUpperCase()<text:s/>+<text:s/>(card.dataset.origen||'').slice(1);<text:s/></text:span><text:span text:style-name="T1_701"><text:line-break/></text:span><text:span text:style-name="T1_702"> <text:s/> <text:s/> $('#modalNotas').textContent<text:s/>=<text:s/>card.dataset.notas;<text:s/></text:span><text:span text:style-name="T1_703"><text:line-break/></text:span><text:span text:style-name="T1_704"> <text:s/> <text:s/> $('#modalPrecio').textContent<text:s/>=<text:s/>new<text:s/>Intl.NumberFormat('es-CR',<text:s/>{style:'currency',<text:s/>currency:'CRC',<text:s/>maximumFractionDigits:0}).format(card.dataset.price);<text:s/></text:span><text:span text:style-name="T1_705"><text:line-break/></text:span><text:span text:style-name="T1_706"> <text:s/> <text:s/> $('#modalComprar').href<text:s/>=<text:s/>`https://wa.me/50660000000?text=${encodeURIComponent('Hola,<text:s/>quiero<text:s/>comprar:<text:s/>'<text:s/>+<text:s/>card.dataset.name<text:s/>+<text:s/>'<text:s/>('<text:s/>+<text:s/>$('#modalPrecio').textContent<text:s/>+<text:s/>')')}`;<text:s/></text:span><text:span text:style-name="T1_707"><text:line-break/></text:span><text:span text:style-name="T1_708"><text:line-break/></text:span><text:span text:style-name="T1_709"> <text:s/> <text:s/> //<text:s/>JSON-LD<text:s/>de<text:s/>producto<text:s/>(inserta<text:s/>dinámicamente<text:s/>para<text:s/>SEO)<text:s/></text:span><text:span text:style-name="T1_710"><text:line-break/></text:span><text:span text:style-name="T1_711"> <text:s/> <text:s/> const<text:s/>ld<text:s/>=<text:s/>document.createElement('script');<text:s/></text:span><text:span text:style-name="T1_712"><text:line-break/></text:span><text:span text:style-name="T1_713"> <text:s/> <text:s/> ld.type<text:s/>=<text:s/>'application/ld+json';<text:s/></text:span><text:span text:style-name="T1_714"><text:line-break/></text:span><text:span text:style-name="T1_715"> <text:s/> <text:s/> ld.id<text:s/>=<text:s/>'ld-product';<text:s/></text:span><text:span text:style-name="T1_716"><text:line-break/></text:span><text:span text:style-name="T1_717"> <text:s/> <text:s/> ld.textContent<text:s/>=<text:s/>JSON.stringify({<text:s/></text:span><text:span text:style-name="T1_718"><text:line-break/></text:span><text:span text:style-name="T1_719"> <text:s/> <text:s/> <text:s/> "@context":"https://schema.org",<text:s/></text:span><text:span text:style-name="T1_720"><text:line-break/></text:span><text:span text:style-name="T1_721"> <text:s/> <text:s/> <text:s/> "@type":"Product",<text:s/></text:span><text:span text:style-name="T1_722"><text:line-break/></text:span><text:span text:style-name="T1_723"> <text:s/> <text:s/> <text:s/> "name":<text:s/>card.dataset.name,<text:s/></text:span><text:span text:style-name="T1_724"><text:line-break/></text:span><text:span text:style-name="T1_725"> <text:s/> <text:s/> <text:s/> "image":<text:s/>card.querySelector('img').src,<text:s/></text:span><text:span text:style-name="T1_726"><text:line-break/></text:span><text:span text:style-name="T1_727"> <text:s/> <text:s/> <text:s/> "brand":<text:s/>{"@type":"Brand","name":"Fragancia<text:s/>CR"},<text:s/></text:span><text:span text:style-name="T1_728"><text:line-break/></text:span><text:span text:style-name="T1_729"> <text:s/> <text:s/> <text:s/> "category":<text:s/>card.dataset.familia,<text:s/></text:span><text:span text:style-name="T1_730"><text:line-break/></text:span><text:span text:style-name="T1_731"> <text:s/> <text:s/> <text:s/> "offers":<text:s/>{<text:s/></text:span><text:span text:style-name="T1_732"><text:line-break/></text:span><text:span text:style-name="T1_733"> <text:s/> <text:s/> <text:s/> <text:s/> "@type":"Offer",<text:s/></text:span><text:span text:style-name="T1_734"><text:line-break/></text:span><text:span text:style-name="T1_735"> <text:s/> <text:s/> <text:s/> <text:s/> "priceCurrency":"CRC",<text:s/></text:span><text:span text:style-name="T1_736"><text:line-break/></text:span><text:span text:style-name="T1_737"> <text:s/> <text:s/> <text:s/> <text:s/> "price":<text:s/>card.dataset.price,<text:s/></text:span><text:span text:style-name="T1_738"><text:line-break/></text:span><text:span text:style-name="T1_739"> <text:s/> <text:s/> <text:s/> <text:s/> "availability":"https://schema.org/InStock"<text:s/></text:span><text:span text:style-name="T1_740"><text:line-break/></text:span><text:span text:style-name="T1_741"> <text:s/> <text:s/> <text:s/> }<text:s/></text:span><text:span text:style-name="T1_742"><text:line-break/></text:span><text:span text:style-name="T1_743"> <text:s/> <text:s/> });<text:s/></text:span><text:span text:style-name="T1_744"><text:line-break/></text:span><text:span text:style-name="T1_745"> <text:s/> <text:s/> //<text:s/>reemplazar<text:s/>si<text:s/>existe<text:s/></text:span><text:span text:style-name="T1_746"><text:line-break/></text:span><text:span text:style-name="T1_747"> <text:s/> <text:s/> const<text:s/>old<text:s/>=<text:s/>$('#ld-product');<text:s/></text:span><text:span text:style-name="T1_748"><text:line-break/></text:span><text:span text:style-name="T1_749"> <text:s/> <text:s/> if<text:s/>(old)<text:s/>old.remove();<text:s/></text:span><text:span text:style-name="T1_750"><text:line-break/></text:span><text:span text:style-name="T1_751"> <text:s/> <text:s/> document.head.appendChild(ld);<text:s/></text:span><text:span text:style-name="T1_752"><text:line-break/></text:span><text:span text:style-name="T1_753"> <text:s/> });<text:s/></text:span><text:span text:style-name="T1_754"><text:line-break/></text:span><text:span text:style-name="T1_755"><text:line-break/></text:span><text:span text:style-name="T1_756"> <text:s/> //<text:s/>Accesibilidad:<text:s/>activar<text:s/>búsqueda<text:s/>con<text:s/>Enter<text:s/></text:span><text:span text:style-name="T1_757"><text:line-break/></text:span><text:span text:style-name="T1_758"> <text:s/> $('#buscador').addEventListener('keydown',<text:s/>(e)=&gt;{<text:s/>if(e.key==='Enter'){<text:s/>e.preventDefault();<text:s/>aplicarFiltros();<text:s/>}});<text:s/></text:span><text:span text:style-name="T1_759"><text:line-break/></text:span><text:span text:style-name="T1_760"><text:line-break/></text:span><text:span text:style-name="T1_761"> <text:s/> //<text:s/>Performance:<text:s/>lazy<text:s/>loading<text:s/>ya<text:s/>en<text:s/>&lt;img&gt;;<text:s/>evita<text:s/>reflow<text:s/>innecesario<text:s/></text:span><text:span text:style-name="T1_762"><text:line-break/></text:span><text:span text:style-name="T1_763"> &lt;/script&gt;<text:s/></text:span><text:span text:style-name="T1_764"><text:line-break/></text:span><text:span text:style-name="T1_765">&lt;/body&gt;<text:s/></text:span><text:span text:style-name="T1_766"><text:line-break/></text:span><text:span text:style-name="T1_767">&lt;/html&gt;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Helvetica" svg:font-family="Helvetic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style:font-name="Helvetica" fo:font-size="12pt" style:font-name-asian="Helvetica" style:font-size-asian="12pt" style:font-name-complex="Helvetica" style:font-size-complex="12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1.1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